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714cm" style:rel-column-width="21842*"/>
    </style:style>
    <style:style style:name="Table5.B" style:family="table-column">
      <style:table-column-properties style:column-width="8.721cm" style:rel-column-width="21859*"/>
    </style:style>
    <style:style style:name="Table5.C" style:family="table-column">
      <style:table-column-properties style:column-width="8.71cm" style:rel-column-width="2183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509cm"/>
    </style:style>
    <style:style style:name="Table4.C" style:family="table-column">
      <style:table-column-properties style:column-width="7.895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5430b08"/>
    </style:style>
    <style:style style:name="P13" style:family="paragraph" style:parent-style-name="Table_20_Contents">
      <style:text-properties officeooo:paragraph-rsid="03409e4f"/>
    </style:style>
    <style:style style:name="P14" style:family="paragraph" style:parent-style-name="Table_20_Contents">
      <style:text-properties officeooo:paragraph-rsid="04b57162"/>
    </style:style>
    <style:style style:name="P15" style:family="paragraph" style:parent-style-name="Table_20_Contents">
      <style:text-properties officeooo:paragraph-rsid="04489b60"/>
    </style:style>
    <style:style style:name="P16" style:family="paragraph" style:parent-style-name="Table_20_Contents">
      <style:text-properties officeooo:paragraph-rsid="053799e0"/>
    </style:style>
    <style:style style:name="P17" style:family="paragraph" style:parent-style-name="Table_20_Contents">
      <style:text-properties officeooo:paragraph-rsid="057a7c92"/>
    </style:style>
    <style:style style:name="P18" style:family="paragraph" style:parent-style-name="Table_20_Contents">
      <style:text-properties officeooo:paragraph-rsid="044c2e9f"/>
    </style:style>
    <style:style style:name="P19" style:family="paragraph" style:parent-style-name="Table_20_Contents">
      <style:text-properties officeooo:paragraph-rsid="0541e7ad"/>
    </style:style>
    <style:style style:name="P20" style:family="paragraph" style:parent-style-name="Table_20_Contents">
      <style:text-properties officeooo:paragraph-rsid="0541652b"/>
    </style:style>
    <style:style style:name="P21" style:family="paragraph" style:parent-style-name="Table_20_Contents">
      <style:text-properties officeooo:paragraph-rsid="04bead68"/>
    </style:style>
    <style:style style:name="P2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23" style:family="paragraph" style:parent-style-name="Table_20_Contents">
      <style:text-properties officeooo:paragraph-rsid="04b39282"/>
    </style:style>
    <style:style style:name="P24" style:family="paragraph" style:parent-style-name="Table_20_Contents">
      <style:text-properties officeooo:paragraph-rsid="04a0df66"/>
    </style:style>
    <style:style style:name="P25" style:family="paragraph" style:parent-style-name="Table_20_Contents">
      <style:text-properties officeooo:paragraph-rsid="03266a92"/>
    </style:style>
    <style:style style:name="P26" style:family="paragraph" style:parent-style-name="Table_20_Contents">
      <style:text-properties officeooo:paragraph-rsid="04ab2c74"/>
    </style:style>
    <style:style style:name="P27" style:family="paragraph" style:parent-style-name="Table_20_Contents">
      <style:text-properties officeooo:paragraph-rsid="032bbd7a"/>
    </style:style>
    <style:style style:name="P28" style:family="paragraph" style:parent-style-name="Table_20_Contents">
      <style:text-properties officeooo:paragraph-rsid="036b7fd3"/>
    </style:style>
    <style:style style:name="P29" style:family="paragraph" style:parent-style-name="Table_20_Contents">
      <style:text-properties officeooo:paragraph-rsid="049687d6"/>
    </style:style>
    <style:style style:name="P30" style:family="paragraph" style:parent-style-name="Table_20_Contents">
      <style:text-properties officeooo:paragraph-rsid="04926971"/>
    </style:style>
    <style:style style:name="P31" style:family="paragraph" style:parent-style-name="Table_20_Contents">
      <style:text-properties officeooo:paragraph-rsid="044ab44f"/>
    </style:style>
    <style:style style:name="P32" style:family="paragraph" style:parent-style-name="Table_20_Contents">
      <style:text-properties officeooo:paragraph-rsid="044d6203"/>
    </style:style>
    <style:style style:name="P33" style:family="paragraph" style:parent-style-name="Table_20_Contents">
      <style:text-properties officeooo:paragraph-rsid="04697cf6"/>
    </style:style>
    <style:style style:name="P34" style:family="paragraph" style:parent-style-name="Table_20_Contents">
      <style:text-properties officeooo:paragraph-rsid="051133a8"/>
    </style:style>
    <style:style style:name="P3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text-properties officeooo:paragraph-rsid="032539cf"/>
    </style:style>
    <style:style style:name="P39" style:family="paragraph" style:parent-style-name="Table_20_Contents">
      <style:text-properties officeooo:paragraph-rsid="03d70fa4"/>
    </style:style>
    <style:style style:name="P40" style:family="paragraph" style:parent-style-name="Table_20_Contents">
      <style:text-properties officeooo:paragraph-rsid="03d2b776"/>
    </style:style>
    <style:style style:name="P41" style:family="paragraph" style:parent-style-name="Table_20_Contents">
      <style:text-properties officeooo:paragraph-rsid="05229a49"/>
    </style:style>
    <style:style style:name="P42" style:family="paragraph" style:parent-style-name="Table_20_Contents">
      <style:text-properties officeooo:paragraph-rsid="0378741f"/>
    </style:style>
    <style:style style:name="P43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officeooo:paragraph-rsid="0453bfb4"/>
    </style:style>
    <style:style style:name="P50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5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8" style:family="paragraph" style:parent-style-name="Table_20_Contents">
      <style:text-properties officeooo:paragraph-rsid="0108f4cf"/>
    </style:style>
    <style:style style:name="P59" style:family="paragraph" style:parent-style-name="Table_20_Contents">
      <style:text-properties officeooo:paragraph-rsid="0294e861"/>
    </style:style>
    <style:style style:name="P60" style:family="paragraph" style:parent-style-name="Table_20_Contents">
      <style:text-properties officeooo:paragraph-rsid="02b867ce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7" style:family="paragraph" style:parent-style-name="Table_20_Contents">
      <style:text-properties officeooo:paragraph-rsid="015fc100"/>
    </style:style>
    <style:style style:name="P68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9" style:family="paragraph" style:parent-style-name="Table_20_Contents">
      <style:text-properties officeooo:paragraph-rsid="02ae0b54"/>
    </style:style>
    <style:style style:name="P7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7" style:family="paragraph" style:parent-style-name="Table_20_Contents">
      <style:text-properties officeooo:paragraph-rsid="03dddf35"/>
    </style:style>
    <style:style style:name="P78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officeooo:paragraph-rsid="03efe0f5"/>
    </style:style>
    <style:style style:name="P80" style:family="paragraph" style:parent-style-name="Table_20_Contents">
      <style:text-properties style:font-name="Courier New" fo:font-size="10pt" fo:language="zxx" fo:country="none" officeooo:paragraph-rsid="015de26c" style:font-size-asian="10pt" style:language-asian="zxx" style:country-asian="none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5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6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7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8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9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0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2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3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6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7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2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104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Standard">
      <style:text-properties style:font-name="Courier New" fo:font-size="10pt" fo:language="zxx" fo:country="none" officeooo:paragraph-rsid="0573c581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5bc4c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officeooo:rsid="02646e91"/>
    </style:style>
    <style:style style:name="T11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italic" officeooo:rsid="05445c9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officeooo:rsid="05445c9d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4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6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style:font-name-complex="Courier New"/>
    </style:style>
    <style:style style:name="T11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officeooo:rsid="0277dedb"/>
    </style:style>
    <style:style style:name="T13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style:font-name="Courier New" officeooo:rsid="052883ca"/>
    </style:style>
    <style:style style:name="T138" style:family="text">
      <style:text-properties style:font-name="Courier New" officeooo:rsid="04dc5c57"/>
    </style:style>
    <style:style style:name="T139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140" style:family="text">
      <style:text-properties officeooo:rsid="023d069c"/>
    </style:style>
    <style:style style:name="T141" style:family="text">
      <style:text-properties officeooo:rsid="021570c6"/>
    </style:style>
    <style:style style:name="T142" style:family="text">
      <style:text-properties officeooo:rsid="02984091"/>
    </style:style>
    <style:style style:name="T143" style:family="text">
      <style:text-properties officeooo:rsid="0298730b"/>
    </style:style>
    <style:style style:name="T14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5" style:family="text">
      <style:text-properties fo:font-style="normal" officeooo:rsid="023ec219" style:font-style-asian="normal" style:font-style-complex="normal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officeooo:rsid="0213f657"/>
    </style:style>
    <style:style style:name="T148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8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officeooo:rsid="02b867ce"/>
    </style:style>
    <style:style style:name="T20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officeooo:rsid="04144748"/>
    </style:style>
    <style:style style:name="T211" style:family="text">
      <style:text-properties officeooo:rsid="0478c748"/>
    </style:style>
    <style:style style:name="T212" style:family="text">
      <style:text-properties fo:font-style="italic" officeooo:rsid="040de640" style:font-style-asian="italic" style:font-style-complex="italic"/>
    </style:style>
    <style:style style:name="T213" style:family="text">
      <style:text-properties fo:font-style="italic" officeooo:rsid="0478c748" style:font-style-asian="italic" style:font-style-complex="italic"/>
    </style:style>
    <style:style style:name="T214" style:family="text">
      <style:text-properties fo:font-style="italic" officeooo:rsid="04125c48" style:font-style-asian="italic" style:font-style-complex="italic"/>
    </style:style>
    <style:style style:name="T215" style:family="text">
      <style:text-properties officeooo:rsid="042d7d17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officeooo:rsid="041182c7" style:font-style-asian="italic" style:font-style-complex="italic"/>
    </style:style>
    <style:style style:name="T218" style:family="text">
      <style:text-properties officeooo:rsid="051a58c7"/>
    </style:style>
    <style:style style:name="T219" style:family="text">
      <style:text-properties officeooo:rsid="0424aa9b"/>
    </style:style>
    <style:style style:name="T220" style:family="text">
      <style:text-properties style:font-name="Courier New" officeooo:rsid="040de640"/>
    </style:style>
    <style:style style:name="T221" style:family="text">
      <style:text-properties style:font-name="Courier New" officeooo:rsid="051a58c7"/>
    </style:style>
    <style:style style:name="T222" style:family="text">
      <style:text-properties style:font-name="Courier New" fo:font-weight="normal" officeooo:rsid="040de640" style:font-weight-asian="normal" style:font-weight-complex="normal"/>
    </style:style>
    <style:style style:name="T223" style:family="text">
      <style:text-properties style:font-name="Courier New" fo:font-weight="normal" officeooo:rsid="04283cfb" style:font-weight-asian="normal" style:font-weight-complex="normal"/>
    </style:style>
    <style:style style:name="T224" style:family="text">
      <style:text-properties officeooo:rsid="048a07de"/>
    </style:style>
    <style:style style:name="T225" style:family="text">
      <style:text-properties officeooo:rsid="04546f38"/>
    </style:style>
    <style:style style:name="T22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27" style:family="text">
      <style:text-properties fo:language="zxx" fo:country="none" style:language-asian="zxx" style:country-asian="none" style:language-complex="zxx" style:country-complex="none"/>
    </style:style>
    <style:style style:name="T228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9" style:family="text">
      <style:text-properties officeooo:rsid="03f9c86c"/>
    </style:style>
    <style:style style:name="T230" style:family="text">
      <style:text-properties fo:font-style="italic" officeooo:rsid="0576565f" style:font-style-asian="italic" style:font-style-complex="italic"/>
    </style:style>
    <style:style style:name="T231" style:family="text">
      <style:text-properties officeooo:rsid="057656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8">Type </text:span></text:span><text:span text:style-name="Source_20_Text"><text:span text:style-name="T9">API</text:span></text:span></text:p>
          </table:table-cell>
          <table:table-cell table:style-name="Table1.D1" office:value-type="string">
            <text:p text:style-name="P4">DOM <text:span text:style-name="T10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1">constant(value);</text:span></text:span></text:p>
            <text:p text:style-name="P5"><text:span text:style-name="Source_20_Text"><text:span text:style-name="T12">identity(value);</text:span></text:span></text:p>
            <text:p text:style-name="P5"><text:span text:style-name="Source_20_Text"><text:span text:style-name="T11">noop();</text:span></text:span></text:p>
            <text:p text:style-name="P5"><text:span text:style-name="Source_20_Text"><text:span text:style-name="T11">T();</text:span></text:span></text:p>
            <text:p text:style-name="P5"><text:span text:style-name="Source_20_Text"><text:span text:style-name="T13">F();</text:span></text:span></text:p>
          </table:table-cell>
          <table:table-cell table:style-name="Table1.B2" office:value-type="string">
            <text:p text:style-name="P5"><text:span text:style-name="Source_20_Text"><text:span text:style-name="T11">asyncConstant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Identity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Noop();</text:span></text:span></text:p>
            <text:p text:style-name="P5"><text:span text:style-name="Source_20_Text"><text:span text:style-name="T11">async</text:span></text:span><text:span text:style-name="Source_20_Text"><text:span text:style-name="T16">T</text:span></text:span><text:span text:style-name="Source_20_Text"><text:span text:style-name="T11">();</text:span></text:span></text:p>
            <text:p text:style-name="P5"><text:span text:style-name="Source_20_Text"><text:span text:style-name="T11">async</text:span></text:span><text:span text:style-name="Source_20_Text"><text:span text:style-name="T16">F</text:span></text:span><text:span text:style-name="Source_20_Text"><text:span text:style-name="T11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7">ty</text:span></text:span><text:span text:style-name="Source_20_Text"><text:span text:style-name="T18">pe</text:span></text:span><text:span text:style-name="Source_20_Text"><text:span text:style-name="T19">Of</text:span></text:span><text:span text:style-name="Source_20_Text"><text:span text:style-name="T18">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7"><text:span text:style-name="Source_20_Text"><text:span text:style-name="T20">is(</text:span></text:span><text:span text:style-name="Source_20_Text"><text:span text:style-name="T21">val</text:span></text:span><text:span text:style-name="Source_20_Text"><text:span text:style-name="T20">[,expectedType[,Throw=false]]</text:span></text:span><text:span text:style-name="Source_20_Text"><text:span text:style-name="T22">)</text:span></text:span><text:span text:style-name="Source_20_Text"><text:span text:style-name="T20">;</text:span></text:span></text:p>
            <text:p text:style-name="P8"><text:span text:style-name="Source_20_Text"><text:span text:style-name="T20">isTypedCollection(iter,expectedType, Throw=false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6"><text:span text:style-name="Source_20_Text"><text:span text:style-name="T11">isSameInstance(</text:span></text:span><text:span text:style-name="Source_20_Text"><text:span text:style-name="T25">v1</text:span></text:span><text:span text:style-name="Source_20_Text"><text:span text:style-name="T11">,</text:span></text:span><text:span text:style-name="Source_20_Text"><text:span text:style-name="T25">v2</text:span></text:span><text:span text:style-name="Source_20_Text"><text:span text:style-name="T11">,Contructor);</text:span></text:span></text:p>
            <text:p text:style-name="P10"><text:span text:style-name="Source_20_Text"><text:span text:style-name="T26">isDeepStrictEqual(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1,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2);</text:span></text:span></text:p>
            <text:p text:style-name="P11"><text:span text:style-name="Source_20_Text"><text:span text:style-name="T11">isCoercedObject</text:span></text:span><text:span text:style-name="Source_20_Text"><text:span text:style-name="T29">(object);</text:span></text:span></text:p>
            <text:p text:style-name="P11"><text:span text:style-name="Source_20_Text"><text:span text:style-name="T26">isEmptyValue(value);</text:span></text:span></text:p>
            <text:p text:style-name="P12"><text:span text:style-name="Source_20_Text"><text:span text:style-name="T11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1">);</text:span></text:span></text:p>
            <text:p text:style-name="P12"><text:span text:style-name="Source_20_Text"><text:span text:style-name="T11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1">);</text:span></text:span></text:p>
            <text:p text:style-name="P13"><text:span text:style-name="Source_20_Text"><text:span text:style-name="T11">isN</text:span></text:span><text:span text:style-name="Source_20_Text"><text:span text:style-name="T34">ullish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4"><text:span text:style-name="Source_20_Text"><text:span text:style-name="T37">isNonNullable(value);</text:span></text:span></text:p>
            <text:p text:style-name="P14"><text:span text:style-name="Source_20_Text"><text:span text:style-name="T37">isNonNullablePrimitive(value);</text:span></text:span></text:p>
            <text:p text:style-name="P13"><text:span text:style-name="Source_20_Text"><text:span text:style-name="T11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8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5"><text:span text:style-name="Source_20_Text"><text:span text:style-name="T39">isPlainObject(value);</text:span></text:span></text:p>
            <text:p text:style-name="P16"><text:span text:style-name="Source_20_Text"><text:span text:style-name="T11">isFunction(v</text:span></text:span><text:span text:style-name="Source_20_Text"><text:span text:style-name="T35">a</text:span></text:span><text:span text:style-name="Source_20_Text"><text:span text:style-name="T36">l</text:span></text:span><text:span text:style-name="Source_20_Text"><text:span text:style-name="T11">); </text:span></text:span><text:span text:style-name="Source_20_Text"><text:span text:style-name="T40">and</text:span></text:span><text:span text:style-name="Source_20_Text"><text:span text:style-name="T41"> </text:span></text:span><text:span text:style-name="Source_20_Text"><text:span text:style-name="T11">is</text:span></text:span><text:span text:style-name="Source_20_Text"><text:span text:style-name="T42">Callable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</text:span></text:span><text:span text:style-name="Source_20_Text"><text:span text:style-name="T11">);</text:span></text:span></text:p>
            <text:p text:style-name="P13"><text:span text:style-name="Source_20_Text"><text:span text:style-name="T11">isGenerator</text:span></text:span><text:span text:style-name="Source_20_Text"><text:span text:style-name="T43">F</text:span></text:span><text:span text:style-name="Source_20_Text"><text:span text:style-name="T44">u</text:span></text:span><text:span text:style-name="Source_20_Text"><text:span text:style-name="T43">n</text:span></text:span><text:span text:style-name="Source_20_Text"><text:span text:style-name="T44">ction</text:span></text:span><text:span text:style-name="Source_20_Text"><text:span text:style-name="T11">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7"><text:span text:style-name="Source_20_Text"><text:span text:style-name="T11">isAsync</text:span></text:span><text:span text:style-name="Source_20_Text"><text:span text:style-name="T43">F</text:span></text:span><text:span text:style-name="Source_20_Text"><text:span text:style-name="T44">u</text:span></text:span><text:span text:style-name="Source_20_Text"><text:span text:style-name="T43">n</text:span></text:span><text:span text:style-name="Source_20_Text"><text:span text:style-name="T44">ction</text:span></text:span><text:span text:style-name="Source_20_Text"><text:span text:style-name="T11">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7"><text:span text:style-name="Source_20_Text"><text:span text:style-name="T38">isAsyncGenerator</text:span></text:span><text:span text:style-name="Source_20_Text"><text:span text:style-name="T43">F</text:span></text:span><text:span text:style-name="Source_20_Text"><text:span text:style-name="T44">u</text:span></text:span><text:span text:style-name="Source_20_Text"><text:span text:style-name="T43">n</text:span></text:span><text:span text:style-name="Source_20_Text"><text:span text:style-name="T44">ction</text:span></text:span><text:span text:style-name="Source_20_Text"><text:span text:style-name="T38">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38">);</text:span></text:span></text:p>
            <text:p text:style-name="P17"><text:span text:style-name="Source_20_Text"><text:span text:style-name="T47">isArrow</text:span></text:span><text:span text:style-name="Source_20_Text"><text:span text:style-name="T43">F</text:span></text:span><text:span text:style-name="Source_20_Text"><text:span text:style-name="T44">u</text:span></text:span><text:span text:style-name="Source_20_Text"><text:span text:style-name="T43">n</text:span></text:span><text:span text:style-name="Source_20_Text"><text:span text:style-name="T44">ction</text:span></text:span><text:span text:style-name="Source_20_Text"><text:span text:style-name="T47">(</text:span></text:span><text:span text:style-name="Source_20_Text"><text:span text:style-name="T48">value</text:span></text:span><text:span text:style-name="Source_20_Text"><text:span text:style-name="T47">);</text:span></text:span></text:p>
            <text:p text:style-name="P13"><text:span text:style-name="Source_20_Text"><text:span text:style-name="T38">isProxy(value);</text:span></text:span></text:p>
            <text:p text:style-name="P13"><text:span text:style-name="Source_20_Text"><text:span text:style-name="T11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8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3"><text:span text:style-name="Source_20_Text"><text:span text:style-name="T11">isArraylike(value);</text:span></text:span></text:p>
            <text:p text:style-name="P18"><text:span text:style-name="Source_20_Text"><text:span text:style-name="T11">isTypedArray(value);</text:span></text:span></text:p>
            <text:p text:style-name="P19"><text:span text:style-name="Source_20_Text"><text:span text:style-name="T11">isIterator(v</text:span></text:span><text:span text:style-name="Source_20_Text"><text:span text:style-name="T49">a</text:span></text:span><text:span text:style-name="Source_20_Text"><text:span text:style-name="T50">l</text:span></text:span><text:span text:style-name="Source_20_Text"><text:span text:style-name="T11">); </text:span></text:span><text:span text:style-name="Source_20_Text"><text:span text:style-name="T40">and</text:span></text:span><text:span text:style-name="Source_20_Text"><text:span text:style-name="T41"> </text:span></text:span><text:span text:style-name="Source_20_Text"><text:span text:style-name="T11">isIterable(v</text:span></text:span><text:span text:style-name="Source_20_Text"><text:span text:style-name="T49">a</text:span></text:span><text:span text:style-name="Source_20_Text"><text:span text:style-name="T50">l</text:span></text:span><text:span text:style-name="Source_20_Text"><text:span text:style-name="T11">);</text:span></text:span></text:p>
            <text:p text:style-name="P20"><text:span text:style-name="Source_20_Text"><text:span text:style-name="T11">isAsyncItera</text:span></text:span><text:span text:style-name="Source_20_Text"><text:span text:style-name="T47">tor</text:span></text:span><text:span text:style-name="Source_20_Text"><text:span text:style-name="T11">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13"><text:span text:style-name="Source_20_Text"><text:span text:style-name="T11">isAsyncIterable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21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21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  <text:p text:style-name="P21"><text:span text:style-name="Source_20_Text"><text:span text:style-name="T51">isPrimitive(v</text:span></text:span><text:span text:style-name="Source_20_Text"><text:span text:style-name="T54">a</text:span></text:span><text:span text:style-name="Source_20_Text"><text:span text:style-name="T55">lue</text:span></text:span><text:span text:style-name="Source_20_Text"><text:span text:style-name="T51">);</text:span></text:span></text:p>
            <text:p text:style-name="P21"><text:span text:style-name="Source_20_Text"><text:span text:style-name="T39">toPrimitive(valu</text:span></text:span><text:span text:style-name="Source_20_Text"><text:span text:style-name="T53">e</text:span></text:span><text:span text:style-name="Source_20_Text"><text:span text:style-name="T39">);</text:span></text:span></text:p>
            <text:p text:style-name="P21"><text:span text:style-name="Source_20_Text"><text:span text:style-name="T11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 </text:span></text:span><text:span text:style-name="Source_20_Text"><text:span text:style-name="T56">and</text:span></text:span><text:span text:style-name="Source_20_Text"><text:span text:style-name="T57"> </text:span></text:span><text:span text:style-name="Source_20_Text"><text:span text:style-name="T39">toObject(v</text:span></text:span><text:span text:style-name="Source_20_Text"><text:span text:style-name="T58">alu</text:span></text:span><text:span text:style-name="Source_20_Text"><text:span text:style-name="T59">e</text:span></text:span><text:span text:style-name="Source_20_Text"><text:span text:style-name="T39">);</text:span></text:span></text:p>
            <text:p text:style-name="P22"><text:span text:style-name="Source_20_Text"><text:span text:style-name="T60">isIndex(v</text:span></text:span><text:span text:style-name="Source_20_Text"><text:span text:style-name="T61">alu</text:span></text:span><text:span text:style-name="Source_20_Text"><text:span text:style-name="T62">e</text:span></text:span><text:span text:style-name="Source_20_Text"><text:span text:style-name="T60">); <text:s/></text:span></text:span><text:span text:style-name="Source_20_Text"><text:span text:style-name="T63">and</text:span></text:span><text:span text:style-name="Source_20_Text"><text:span text:style-name="T64"> </text:span></text:span><text:span text:style-name="Source_20_Text"><text:span text:style-name="T65">to</text:span></text:span><text:span text:style-name="Source_20_Text"><text:span text:style-name="T60">Index(va</text:span></text:span><text:span text:style-name="Source_20_Text"><text:span text:style-name="T66">lue</text:span></text:span><text:span text:style-name="Source_20_Text"><text:span text:style-name="T60">);</text:span></text:span></text:p>
            <text:p text:style-name="P23"><text:span text:style-name="Source_20_Text"><text:span text:style-name="T52">isLength</text:span></text:span><text:span text:style-name="Source_20_Text"><text:span text:style-name="T67">(v</text:span></text:span><text:span text:style-name="Source_20_Text"><text:span text:style-name="T52">al</text:span></text:span><text:span text:style-name="Source_20_Text"><text:span text:style-name="T68">ue</text:span></text:span><text:span text:style-name="Source_20_Text"><text:span text:style-name="T67">); </text:span></text:span><text:span text:style-name="Source_20_Text"><text:span text:style-name="T69">and</text:span></text:span><text:span text:style-name="Source_20_Text"><text:span text:style-name="T70"> </text:span></text:span><text:span text:style-name="Source_20_Text"><text:span text:style-name="T51">toLength(value);</text:span></text:span></text:p>
            <text:p text:style-name="P24"><text:span text:style-name="Source_20_Text"><text:span text:style-name="T39">toSafeString</text:span></text:span><text:span text:style-name="Source_20_Text"><text:span text:style-name="T71">(value);</text:span></text:span></text:p>
          </table:table-cell>
          <table:table-cell table:style-name="Table1.D2" table:number-rows-spanned="3" office:value-type="string">
            <text:p text:style-name="P25"><text:span text:style-name="Source_20_Text"><text:span text:style-name="T11">qsa(selector[,context]).forEach(c</text:span></text:span><text:span text:style-name="Source_20_Text"><text:span text:style-name="T72">a</text:span></text:span><text:span text:style-name="Source_20_Text"><text:span text:style-name="T73">llback</text:span></text:span><text:span text:style-name="Source_20_Text"><text:span text:style-name="T11">);</text:span></text:span></text:p>
            <text:p text:style-name="P25"><text:span text:style-name="Source_20_Text"><text:span text:style-name="T11">qs(selector[,context]);</text:span></text:span></text:p>
            <text:p text:style-name="P25"><text:span text:style-name="Source_20_Text"><text:span text:style-name="T11">domReady(c</text:span></text:span><text:span text:style-name="Source_20_Text"><text:span text:style-name="T72">allback</text:span></text:span><text:span text:style-name="Source_20_Text"><text:span text:style-name="T11">);</text:span></text:span></text:p>
            <text:p text:style-name="P25"><text:span text:style-name="Source_20_Text"><text:span text:style-name="T74">domClear(e</text:span></text:span><text:span text:style-name="Source_20_Text"><text:span text:style-name="T75">lement</text:span></text:span><text:span text:style-name="Source_20_Text"><text:span text:style-name="T74">);</text:span></text:span></text:p>
            <text:p text:style-name="P25"><text:span text:style-name="Source_20_Text"><text:span text:style-name="T11">domCreate(type[,properties[,innerHTML]]);</text:span></text:span></text:p>
            <text:p text:style-name="P25"><text:span text:style-name="Source_20_Text"><text:span text:style-name="T11">domCreate(</text:span></text:span><text:bookmark text:name="result_box Copy 1"/><text:span text:style-name="Source_20_Text"><text:span text:style-name="T11">element descriptive object);</text:span></text:span></text:p>
            <text:p text:style-name="P25"><text:span text:style-name="Source_20_Text"><text:span text:style-name="T11">domToElement(</text:span></text:span><text:bookmark text:name="result_box1 Copy 1"/><text:span text:style-name="Source_20_Text"><text:span text:style-name="T11">htmlString);</text:span></text:span></text:p>
            <text:p text:style-name="P25"><text:span text:style-name="Source_20_Text"><text:span text:style-name="T11">domGetCSS(element</text:span></text:span><text:span text:style-name="Source_20_Text"><text:span text:style-name="T76">[</text:span></text:span><text:span text:style-name="Source_20_Text"><text:span text:style-name="T11">,property</text:span></text:span><text:span text:style-name="Source_20_Text"><text:span text:style-name="T77">]</text:span></text:span><text:span text:style-name="Source_20_Text"><text:span text:style-name="T11">);</text:span></text:span></text:p>
            <text:p text:style-name="P25"><text:span text:style-name="Source_20_Text"><text:span text:style-name="T11">domSetCSS(element,property,value);</text:span></text:span></text:p>
            <text:p text:style-name="P25"><text:span text:style-name="Source_20_Text"><text:span text:style-name="T11">domSetCSS(element,properties);</text:span></text:span></text:p>
            <text:p text:style-name="P25"><text:span text:style-name="Source_20_Text"><text:span text:style-name="T11">domFadeIn(element[,duration[,display]]);</text:span></text:span></text:p>
            <text:p text:style-name="P25"><text:span text:style-name="Source_20_Text"><text:span text:style-name="T11">domFadeOut(element[,duration]); </text:span></text:span></text:p>
            <text:p text:style-name="P25"><text:span text:style-name="Source_20_Text"><text:span text:style-name="T11">domFadeToggle(elem[,duration[,display]]);</text:span></text:span></text:p>
            <text:p text:style-name="P25"><text:span text:style-name="Source_20_Text"><text:span text:style-name="T11">domShow(element[,display]);</text:span></text:span></text:p>
            <text:p text:style-name="P25"><text:span text:style-name="Source_20_Text"><text:span text:style-name="T11">domHide(e</text:span></text:span><text:span text:style-name="Source_20_Text"><text:span text:style-name="T78">le</text:span></text:span><text:span text:style-name="Source_20_Text"><text:span text:style-name="T79">ment</text:span></text:span><text:span text:style-name="Source_20_Text"><text:span text:style-name="T11">);</text:span></text:span></text:p>
            <text:p text:style-name="P25"><text:span text:style-name="Source_20_Text"><text:span text:style-name="T11">domToggle(element[,display]);</text:span></text:span></text:p>
            <text:p text:style-name="P25"><text:span text:style-name="Source_20_Text"><text:span text:style-name="T11">domIsHidden(element);</text:span></text:span></text:p>
            <text:p text:style-name="P26"><text:span text:style-name="Source_20_Text"><text:span text:style-name="T80">domScrollToTop();</text:span></text:span></text:p>
            <text:p text:style-name="P26"><text:span text:style-name="Source_20_Text"><text:span text:style-name="T81">domScrollToBottom();</text:span></text:span></text:p>
            <text:p text:style-name="P25"><text:span text:style-name="Source_20_Text"><text:span text:style-name="T11">domScrollToElement(element[,top=true]);<text:line-break/>domSiblings(element);</text:span></text:span></text:p>
            <text:p text:style-name="P25"><text:span text:style-name="Source_20_Text"><text:span text:style-name="T11">domSiblingsPrev(element);</text:span></text:span></text:p>
            <text:p text:style-name="P25"><text:span text:style-name="Source_20_Text"><text:span text:style-name="T11">domSiblings</text:span></text:span><text:span text:style-name="Source_20_Text"><text:span text:style-name="T82">Left</text:span></text:span><text:span text:style-name="Source_20_Text"><text:span text:style-name="T11">(element);</text:span></text:span></text:p>
            <text:p text:style-name="P18"><text:span text:style-name="Source_20_Text"><text:span text:style-name="T11">domSiblingsNext(element);</text:span></text:span></text:p>
            <text:p text:style-name="P18"><text:span text:style-name="Source_20_Text"><text:span text:style-name="T11">domSiblings</text:span></text:span><text:span text:style-name="Source_20_Text"><text:span text:style-name="T82">Right</text:span></text:span><text:span text:style-name="Source_20_Text"><text:span text:style-name="T11">(element);</text:span></text:span></text:p>
            <text:p text:style-name="P25"><text:span text:style-name="Source_20_Text"><text:span text:style-name="T83">domGetC</text:span></text:span><text:span text:style-name="Source_20_Text"><text:span text:style-name="T84">SS</text:span></text:span><text:span text:style-name="Source_20_Text"><text:span text:style-name="T83">Var(name);</text:span></text:span></text:p>
            <text:p text:style-name="P25"><text:span text:style-name="Source_20_Text"><text:span text:style-name="T11">domSetC</text:span></text:span><text:span text:style-name="Source_20_Text"><text:span text:style-name="T84">SS</text:span></text:span><text:span text:style-name="Source_20_Text"><text:span text:style-name="T11">Var(</text:span></text:span><text:span text:style-name="Source_20_Text"><text:span text:style-name="T83">n</text:span></text:span><text:span text:style-name="Source_20_Text"><text:span text:style-name="T11">a</text:span></text:span><text:span text:style-name="Source_20_Text"><text:span text:style-name="T83">me</text:span></text:span><text:span text:style-name="Source_20_Text"><text:span text:style-name="T11">,</text:span></text:span><text:span text:style-name="Source_20_Text"><text:span text:style-name="T83">v</text:span></text:span><text:span text:style-name="Source_20_Text"><text:span text:style-name="T11">a</text:span></text:span><text:span text:style-name="Source_20_Text"><text:span text:style-name="T83">lue</text:span></text:span><text:span text:style-name="Source_20_Text"><text:span text:style-name="T11">);</text:span></text:span></text:p>
            <text:p text:style-name="P25"><text:span text:style-name="Source_20_Text"><text:span text:style-name="T11">importScript(script1[,scriptN]);</text:span></text:span></text:p>
            <text:p text:style-name="P25"><text:span text:style-name="Source_20_Text"><text:span text:style-name="T11">importStyle(style1[,styleN]);</text:span></text:span></text:p>
            <text:p text:style-name="P27"><text:span text:style-name="Source_20_Text"><text:span text:style-name="T11">setFullscreenOn(selector</text:span></text:span><text:span text:style-name="Source_20_Text"><text:span text:style-name="T85">);</text:span></text:span></text:p>
            <text:p text:style-name="P27"><text:span text:style-name="Source_20_Text"><text:span text:style-name="T11">setFullscreenOn(element);</text:span></text:span></text:p>
            <text:p text:style-name="P25"><text:span text:style-name="Source_20_Text"><text:span text:style-name="T11">setFullscreenOff();</text:span></text:span></text:p>
            <text:p text:style-name="P28"><text:span text:style-name="Source_20_Text"><text:span text:style-name="T11">getFullscreen();<text:line-break/>form2array(form);</text:span></text:span></text:p>
            <text:p text:style-name="P28"><text:span text:style-name="Source_20_Text"><text:span text:style-name="T11">form2string(form);</text:span></text:span></text:p>
            <text:p text:style-name="P25"><text:span text:style-name="Source_20_Text"><text:span text:style-name="T11">getDoNotTrack();</text:span></text:span></text:p>
            <text:p text:style-name="P28"><text:span text:style-name="Source_20_Text"><text:span text:style-name="T11">getLocation(success[,error]);</text:span></text:span></text:p>
            <text:p text:style-name="P28"><text:span text:style-name="Source_20_Text"><text:span text:style-name="T11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9"><text:span text:style-name="Source_20_Text"><text:span text:style-name="T86">VERSION;</text:span></text:span></text:p>
            <text:p text:style-name="P30"><text:span text:style-name="Source_20_Text"><text:span text:style-name="T14">eq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30"><text:span text:style-name="Source_20_Text"><text:span text:style-name="T14">g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30"><text:span text:style-name="Source_20_Text"><text:span text:style-name="T14">g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30"><text:span text:style-name="Source_20_Text"><text:span text:style-name="T14">l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30"><text:span text:style-name="Source_20_Text"><text:span text:style-name="T14">l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</table:table-cell>
          <table:table-cell table:style-name="Table1.B2" office:value-type="string">
            <text:p text:style-name="P30"><text:span text:style-name="Source_20_Text"><text:span text:style-name="T87">BASE16;</text:span></text:span></text:p>
            <text:p text:style-name="P30"><text:span text:style-name="Source_20_Text"><text:span text:style-name="T87">BASE</text:span></text:span><text:span text:style-name="Source_20_Text"><text:span text:style-name="T88">32;</text:span></text:span></text:p>
            <text:p text:style-name="P30"><text:span text:style-name="Source_20_Text"><text:span text:style-name="T88">BASE36;</text:span></text:span></text:p>
            <text:p text:style-name="P30"><text:span text:style-name="Source_20_Text"><text:span text:style-name="T88">BASE58;</text:span></text:span></text:p>
            <text:p text:style-name="P30"><text:span text:style-name="Source_20_Text"><text:span text:style-name="T88">BASE62;</text:span></text:span></text:p>
            <text:p text:style-name="P30"><text:span text:style-name="Source_20_Text"><text:span text:style-name="T88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31"><text:span text:style-name="Source_20_Text"><text:span text:style-name="T11">extend([deep,]target,source1[,s</text:span></text:span><text:span text:style-name="Source_20_Text"><text:span text:style-name="T89">ou</text:span></text:span><text:span text:style-name="Source_20_Text"><text:span text:style-name="T11">rc</text:span></text:span><text:span text:style-name="Source_20_Text"><text:span text:style-name="T89">e</text:span></text:span><text:span text:style-name="Source_20_Text"><text:span text:style-name="T11">N]);</text:span></text:span></text:p>
            <text:p text:style-name="P31"><text:span text:style-name="Source_20_Text"><text:span text:style-name="T11">deleteOwnProperty(</text:span></text:span><text:span text:style-name="Source_20_Text"><text:span text:style-name="T90">obj</text:span></text:span><text:span text:style-name="Source_20_Text"><text:span text:style-name="T11">,</text:span></text:span><text:span text:style-name="Source_20_Text"><text:span text:style-name="T90">prop</text:span></text:span><text:span text:style-name="Source_20_Text"><text:span text:style-name="T11">[,Throw=false]);</text:span></text:span></text:p>
            <text:p text:style-name="P31"><text:span text:style-name="Source_20_Text"><text:span text:style-name="T11">sizeIn(o</text:span></text:span><text:span text:style-name="Source_20_Text"><text:span text:style-name="T91">bje</text:span></text:span><text:span text:style-name="Source_20_Text"><text:span text:style-name="T92">ct</text:span></text:span><text:span text:style-name="Source_20_Text"><text:span text:style-name="T11">);</text:span></text:span></text:p>
            <text:p text:style-name="P31"><text:span text:style-name="Source_20_Text"><text:span text:style-name="T11">pick(object,keys);</text:span></text:span></text:p>
            <text:p text:style-name="P31"><text:span text:style-name="Source_20_Text"><text:span text:style-name="T93">omit</text:span></text:span><text:span text:style-name="Source_20_Text"><text:span text:style-name="T11">(object,keys);</text:span></text:span></text:p>
            <text:p text:style-name="P31"><text:span text:style-name="Source_20_Text"><text:span text:style-name="T94">assoc(object,key,value);</text:span></text:span></text:p>
            <text:p text:style-name="P31"><text:span text:style-name="Source_20_Text"><text:span text:style-name="T11">delay(mi</text:span></text:span><text:span text:style-name="Source_20_Text"><text:span text:style-name="T95">lis</text:span></text:span><text:span text:style-name="Source_20_Text"><text:span text:style-name="T11">e</text:span></text:span><text:span text:style-name="Source_20_Text"><text:span text:style-name="T95">c</text:span></text:span><text:span text:style-name="Source_20_Text"><text:span text:style-name="T11">).then(callback);</text:span></text:span></text:p>
            <text:p text:style-name="P31"><text:span text:style-name="Source_20_Text"><text:span text:style-name="T11">bind(</text:span></text:span><text:span text:style-name="Source_20_Text"><text:span text:style-name="T96">function</text:span></text:span><text:span text:style-name="Source_20_Text"><text:span text:style-name="T11">,context);</text:span></text:span></text:p>
            <text:p text:style-name="P31"><text:span text:style-name="Source_20_Text"><text:span text:style-name="T97">unBind</text:span></text:span><text:span text:style-name="Source_20_Text"><text:span text:style-name="T98">(</text:span></text:span><text:span text:style-name="Source_20_Text"><text:span text:style-name="T99">f</text:span></text:span><text:span text:style-name="Source_20_Text"><text:span text:style-name="T100">unction</text:span></text:span><text:span text:style-name="Source_20_Text"><text:span text:style-name="T98">);</text:span></text:span></text:p>
            <text:p text:style-name="P31"><text:span text:style-name="Source_20_Text"><text:span text:style-name="T98">curry(function);</text:span></text:span></text:p>
            <text:p text:style-name="P31"><text:span text:style-name="Source_20_Text"><text:span text:style-name="T98">compose(function1[,functionN]);</text:span></text:span></text:p>
            <text:p text:style-name="P31"><text:span text:style-name="Source_20_Text"><text:span text:style-name="T98">pipe(function1[,functionN]);</text:span></text:span></text:p>
            <text:p text:style-name="P31"><text:span text:style-name="Source_20_Text"><text:span text:style-name="T101">once(function);</text:span></text:span></text:p>
            <text:p text:style-name="P31"><text:span text:style-name="Source_20_Text"><text:span text:style-name="T94">tap(function): function(</text:span></text:span><text:span text:style-name="Source_20_Text"><text:span text:style-name="T102">value</text:span></text:span><text:span text:style-name="Source_20_Text"><text:span text:style-name="T94">);</text:span></text:span></text:p>
            <text:p text:style-name="P32"><text:span text:style-name="Source_20_Text"><text:span text:style-name="T11">randomBoolean</text:span></text:span><text:span text:style-name="Source_20_Text"><text:span text:style-name="T13">();</text:span></text:span></text:p>
            <text:p text:style-name="P32"><text:span text:style-name="Source_20_Text"><text:span text:style-name="T103">r</text:span></text:span><text:span text:style-name="Source_20_Text"><text:span text:style-name="T13">andomUUIDv7</text:span></text:span><text:span text:style-name="Source_20_Text"><text:span text:style-name="T104">(</text:span></text:span><text:span text:style-name="Source_20_Text"><text:span text:style-name="T105">v4=false</text:span></text:span><text:span text:style-name="Source_20_Text"><text:span text:style-name="T104">);</text:span></text:span></text:p>
            <text:p text:style-name="P32"><text:span text:style-name="Source_20_Text"><text:span text:style-name="T106">timestampID([size=21[,alphabet=</text:span></text:span><text:span text:style-name="Source_20_Text"><text:span text:style-name="T107">"123456789ABCDEFGHJKLMNPQRSTUVWXYZabcdefghijkmnopqrstuvwxyz"</text:span></text:span><text:span text:style-name="Source_20_Text"><text:span text:style-name="T106">]]);</text:span></text:span></text:p>
            <text:p text:style-name="P32"><text:span text:style-name="Source_20_Text"><text:span text:style-name="T87">nanoid([size=21[,alphabet="A-Za-z0-9_-"]]);</text:span></text:span></text:p>
            <text:p text:style-name="P33"><text:span text:style-name="Source_20_Text"><text:span text:style-name="T11">createPolyfillMethod(o</text:span></text:span><text:span text:style-name="Source_20_Text"><text:span text:style-name="T108">b</text:span></text:span><text:span text:style-name="Source_20_Text"><text:span text:style-name="T109">ject</text:span></text:span><text:span text:style-name="Source_20_Text"><text:span text:style-name="T11">,</text:span></text:span><text:span text:style-name="Source_20_Text"><text:span text:style-name="T110">prop</text:span></text:span><text:span text:style-name="Source_20_Text"><text:span text:style-name="T11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1">);</text:span></text:span></text:p>
            <text:p text:style-name="P33"><text:span text:style-name="Source_20_Text"><text:span text:style-name="T11">createPolyfillProperty(o</text:span></text:span><text:span text:style-name="Source_20_Text"><text:span text:style-name="T108">b</text:span></text:span><text:span text:style-name="Source_20_Text"><text:span text:style-name="T109">ject</text:span></text:span><text:span text:style-name="Source_20_Text"><text:span text:style-name="T11">,</text:span></text:span><text:span text:style-name="Source_20_Text"><text:span text:style-name="T110">prop</text:span></text:span><text:span text:style-name="Source_20_Text"><text:span text:style-name="T11">,v</text:span></text:span><text:span text:style-name="Source_20_Text"><text:span text:style-name="T113">alu</text:span></text:span><text:span text:style-name="Source_20_Text"><text:span text:style-name="T114">e</text:span></text:span><text:span text:style-name="Source_20_Text"><text:span text:style-name="T11">);</text:span></text:span></text:p>
            <text:p text:style-name="P33"><text:span text:style-name="Source_20_Text"><text:span text:style-name="T11">getUrlVars([str=location.search]);</text:span></text:span></text:p>
            <text:p text:style-name="P33"><text:span text:style-name="Source_20_Text"><text:span text:style-name="T11">obj2string(object);</text:span></text:span></text:p>
            <text:p text:style-name="P34"><text:span text:style-name="Source_20_Text"><text:span text:style-name="T115">a</text:span></text:span><text:span text:style-name="Source_20_Text"><text:span text:style-name="T11">ssert</text:span></text:span><text:span text:style-name="Source_20_Text"><text:span text:style-name="T115">(condition[,message</text:span></text:span><text:span text:style-name="Source_20_Text"><text:span text:style-name="T116">|error</text:span></text:span><text:span text:style-name="Source_20_Text"><text:span text:style-name="T115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6">String API</text:p>
          </table:table-cell>
          <table:table-cell table:style-name="Table5.B1" table:number-columns-spanned="2" office:value-type="string">
            <text:p text:style-name="P37"><text:span text:style-name="Source_20_Text"><text:span text:style-name="T117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8"><text:span text:style-name="Source_20_Text"><text:span text:style-name="T11"/></text:span></text:p>
            <text:p text:style-name="P39"><text:span text:style-name="Source_20_Text"><text:span text:style-name="T11">b64Decode(s</text:span></text:span><text:span text:style-name="Source_20_Text"><text:span text:style-name="T78">tri</text:span></text:span><text:span text:style-name="Source_20_Text"><text:span text:style-name="T33">ng</text:span></text:span><text:span text:style-name="Source_20_Text"><text:span text:style-name="T11">);</text:span></text:span></text:p>
            <text:p text:style-name="P40"><text:span text:style-name="Source_20_Text"><text:span text:style-name="T11">b64Encode(string);</text:span></text:span></text:p>
            <text:p text:style-name="P41"><text:span text:style-name="Source_20_Text"><text:span text:style-name="T11"/></text:span></text:p>
            <text:p text:style-name="P41"><text:span text:style-name="Source_20_Text"><text:span text:style-name="T11">strCodePoints(s</text:span></text:span><text:span text:style-name="Source_20_Text"><text:span text:style-name="T118">t</text:span></text:span><text:span text:style-name="Source_20_Text"><text:span text:style-name="T115">ring</text:span></text:span><text:span text:style-name="Source_20_Text"><text:span text:style-name="T11">);</text:span></text:span></text:p>
            <text:p text:style-name="P41"><text:span text:style-name="Source_20_Text"><text:span text:style-name="T11">strFromCodePoints(i</text:span></text:span><text:span text:style-name="Source_20_Text"><text:span text:style-name="T119">terator</text:span></text:span><text:span text:style-name="Source_20_Text"><text:span text:style-name="T11">);</text:span></text:span></text:p>
            <text:p text:style-name="P41"><text:span text:style-name="Source_20_Text"><text:span text:style-name="T11"/></text:span></text:p>
            <text:p text:style-name="P39"><text:span text:style-name="Source_20_Text"><text:span text:style-name="T11">strAt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1">,index[,newChar]);</text:span></text:span></text:p>
            <text:p text:style-name="P39"><text:span text:style-name="Source_20_Text"><text:span text:style-name="T11"/></text:span></text:p>
            <text:p text:style-name="P39"><text:span text:style-name="Source_20_Text"><text:span text:style-name="T11">strCount</text:span></text:span><text:span text:style-name="Source_20_Text"><text:span text:style-name="T122">(string, substring);</text:span></text:span></text:p>
            <text:p text:style-name="P39"><text:span text:style-name="Source_20_Text"><text:span text:style-name="T11"/></text:span></text:p>
            <text:p text:style-name="P41"><text:span text:style-name="Source_20_Text"><text:span text:style-name="T11">strSplice(</text:span></text:span><text:span text:style-name="Source_20_Text"><text:span text:style-name="T120">str</text:span></text:span><text:span text:style-name="Source_20_Text"><text:span text:style-name="T27">ing</text:span></text:span><text:span text:style-name="Source_20_Text"><text:span text:style-name="T11">,index,count[,add</text:span></text:span><text:span text:style-name="Source_20_Text"><text:span text:style-name="T123">]);</text:span></text:span></text:p>
            <text:p text:style-name="P41"><text:span text:style-name="Source_20_Text"><text:span text:style-name="T124"/></text:span></text:p>
            <text:p text:style-name="P41"><text:span text:style-name="Source_20_Text"><text:span text:style-name="T124">strTruncate(st</text:span></text:span><text:span text:style-name="Source_20_Text"><text:span text:style-name="T115">ring</text:span></text:span><text:span text:style-name="Source_20_Text"><text:span text:style-name="T124">);</text:span></text:span></text:p>
            <text:p text:style-name="P41"><text:span text:style-name="Source_20_Text"><text:span text:style-name="T11"/></text:span></text:p>
            <text:p text:style-name="P41"><text:span text:style-name="Source_20_Text"><text:span text:style-name="T11">strReverse(s</text:span></text:span><text:span text:style-name="Source_20_Text"><text:span text:style-name="T49">t</text:span></text:span><text:span text:style-name="Source_20_Text"><text:span text:style-name="T125">ring</text:span></text:span><text:span text:style-name="Source_20_Text"><text:span text:style-name="T11">);</text:span></text:span></text:p>
            <text:p text:style-name="P41"><text:span text:style-name="Source_20_Text"><text:span text:style-name="T124"/></text:span></text:p>
            <text:p text:style-name="P39"><text:span text:style-name="Source_20_Text"><text:span text:style-name="T11">strUpFirst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</text:span></text:span></text:p>
            <text:p text:style-name="P41"><text:span text:style-name="Source_20_Text"><text:span text:style-name="T11">strDownFirst(s</text:span></text:span><text:span text:style-name="Source_20_Text"><text:span text:style-name="T127">tri</text:span></text:span><text:span text:style-name="Source_20_Text"><text:span text:style-name="T96">ng</text:span></text:span><text:span text:style-name="Source_20_Text"><text:span text:style-name="T11">);</text:span></text:span></text:p>
            <text:p text:style-name="P41"><text:span text:style-name="Source_20_Text"><text:span text:style-name="T11">strCapitaliz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</text:span></text:span></text:p>
            <text:p text:style-name="P41"><text:span text:style-name="Source_20_Text"><text:span text:style-name="T11">strProper</text:span></text:span><text:span text:style-name="Source_20_Text"><text:span text:style-name="T128">c</text:span></text:span><text:span text:style-name="Source_20_Text"><text:span text:style-name="T11">as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 </text:span></text:span></text:p>
            <text:p text:style-name="P41"><text:span text:style-name="Source_20_Text"><text:span text:style-name="T129">s</text:span></text:span><text:span text:style-name="Source_20_Text"><text:span text:style-name="T11">tr</text:span></text:span><text:span text:style-name="Source_20_Text"><text:span text:style-name="T130">T</text:span></text:span><text:span text:style-name="Source_20_Text"><text:span text:style-name="T131">itle</text:span></text:span><text:span text:style-name="Source_20_Text"><text:span text:style-name="T128">c</text:span></text:span><text:span text:style-name="Source_20_Text"><text:span text:style-name="T11">as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</text:span></text:span></text:p>
            <text:p text:style-name="P39"><text:span text:style-name="Source_20_Text"><text:span text:style-name="T11"/></text:span></text:p>
            <text:p text:style-name="P41"><text:span text:style-name="Source_20_Text"><text:span text:style-name="T11">strHTMLEscap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</text:span></text:span></text:p>
            <text:p text:style-name="P41"><text:span text:style-name="Source_20_Text"><text:span text:style-name="T11">str</text:span></text:span><text:span text:style-name="Source_20_Text"><text:span text:style-name="T132">HTML</text:span></text:span><text:span text:style-name="Source_20_Text"><text:span text:style-name="T11">RemoveTags(string);</text:span></text:span></text:p>
            <text:p text:style-name="P41"><text:span text:style-name="Source_20_Text"><text:span text:style-name="T11">strHTML</text:span></text:span><text:span text:style-name="Source_20_Text"><text:span text:style-name="T133">Un</text:span></text:span><text:span text:style-name="Source_20_Text"><text:span text:style-name="T11">Escap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</text:span></text:span></text:p>
            <text:p text:style-name="P41"><text:span text:style-name="Source_20_Text"><text:span text:style-name="T11"/></text:span></text:p>
          </table:table-cell>
          <table:table-cell table:style-name="Table5.B2" office:value-type="string">
            <text:p text:style-name="P42"><text:span text:style-name="Source_20_Text"><text:span text:style-name="T115"/></text:span></text:p>
            <text:p text:style-name="P43">sum(value1[,valueN]);</text:p>
            <text:p text:style-name="P43">avg(value1[,valueN]);</text:p>
            <text:p text:style-name="P43">product(value1[,valueN]);</text:p>
            <text:p text:style-name="P43"/>
            <text:p text:style-name="P43">clamp(value,min,max);</text:p>
            <text:p text:style-name="P43"><text:span text:style-name="T134">minmax</text:span>(value,min,max);</text:p>
            <text:p text:style-name="P41"><text:span text:style-name="Source_20_Text"><text:span text:style-name="T11"/></text:span></text:p>
            <text:p text:style-name="P41"><text:span text:style-name="Source_20_Text"><text:span text:style-name="T11">inRange(value,min,max);</text:span></text:span></text:p>
            <text:p text:style-name="P41"><text:span text:style-name="Source_20_Text"><text:span text:style-name="T135"/></text:span></text:p>
            <text:p text:style-name="P41"><text:span text:style-name="Source_20_Text"><text:span text:style-name="T135">signbit(value);</text:span></text:span></text:p>
            <text:p text:style-name="P41"><text:span text:style-name="Source_20_Text"><text:span text:style-name="T11"/></text:span></text:p>
            <text:p text:style-name="P41"><text:span text:style-name="Source_20_Text"><text:span text:style-name="T11">randomInt([max]);</text:span></text:span></text:p>
            <text:p text:style-name="P41"><text:span text:style-name="Source_20_Text"><text:span text:style-name="T11">randomInt(min,max);</text:span></text:span></text:p>
            <text:p text:style-name="P41"><text:span text:style-name="Source_20_Text"><text:span text:style-name="T11"/></text:span></text:p>
            <text:p text:style-name="P41"><text:span text:style-name="Source_20_Text"><text:span text:style-name="T11">randomFloat([max]);</text:span></text:span></text:p>
            <text:p text:style-name="P41"><text:span text:style-name="Source_20_Text"><text:span text:style-name="T136">randomFloat(min,max);</text:span></text:span></text:p>
            <text:p text:style-name="P41"><text:span text:style-name="Source_20_Text"><text:span text:style-name="T136"/></text:span></text:p>
            <text:p text:style-name="P44">add(value1,value2);</text:p>
            <text:p text:style-name="P45"><text:span text:style-name="Source_20_Text"><text:span text:style-name="T137">sub</text:span></text:span><text:span text:style-name="Source_20_Text"><text:span text:style-name="T138">(value1,value2);</text:span></text:span></text:p>
            <text:p text:style-name="P45"><text:span text:style-name="Source_20_Text"><text:span text:style-name="T137">mul</text:span></text:span><text:span text:style-name="Source_20_Text"><text:span text:style-name="T138">(value1,value2);</text:span></text:span></text:p>
            <text:p text:style-name="P45"><text:span text:style-name="Source_20_Text"><text:span text:style-name="T137">div</text:span></text:span><text:span text:style-name="Source_20_Text"><text:span text:style-name="T138">(value1,value2);</text:span></text:span></text:p>
            <text:p text:style-name="P45"><text:span text:style-name="Source_20_Text"><text:span text:style-name="T139"/></text:span></text:p>
            <text:p text:style-name="P45"><text:span text:style-name="Source_20_Text"><text:span text:style-name="T138">divMo</text:span></text:span><text:span text:style-name="Source_20_Text"><text:span text:style-name="T137">d</text:span></text:span><text:span text:style-name="Source_20_Text"><text:span text:style-name="T138">(value1,value2);</text:span></text:span></text:p>
            <text:p text:style-name="P45"><text:span text:style-name="Source_20_Text"><text:span text:style-name="T137">mod</text:span></text:span><text:span text:style-name="Source_20_Text"><text:span text:style-name="T138">(value1,value2);</text:span></text:span></text:p>
            <text:p text:style-name="P45"><text:span text:style-name="Source_20_Text"><text:span text:style-name="T136"/></text:span></text:p>
          </table:table-cell>
          <table:table-cell table:style-name="Table5.C2" office:value-type="string">
            <text:p text:style-name="P46"/>
            <text:p text:style-name="P46">isEven(value);</text:p>
            <text:p text:style-name="P46">isOdd(valu<text:span text:style-name="T140">e</text:span>);</text:p>
            <text:p text:style-name="P47">isInt8(value);</text:p>
            <text:p text:style-name="P47">isInt16(value);</text:p>
            <text:p text:style-name="P47">isUInt32(value);</text:p>
            <text:p text:style-name="P47">isUInt8(value);</text:p>
            <text:p text:style-name="P47">isUInt16(value);</text:p>
            <text:p text:style-name="P47">isInt32(value);</text:p>
            <text:p text:style-name="P47">isBigInt64(value);</text:p>
            <text:p text:style-name="P48"><text:span text:style-name="T141">i</text:span><text:span text:style-name="T142">s</text:span>BigUInt64(value);</text:p>
            <text:p text:style-name="P48"><text:span text:style-name="T142">is</text:span>Float<text:span text:style-name="T143">16</text:span>(value);</text:p>
            <text:p text:style-name="P49"><text:span text:style-name="Source_20_Text"><text:span text:style-name="T135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35">);</text:span></text:span></text:p>
            <text:p text:style-name="P49"><text:span text:style-name="Source_20_Text"><text:span text:style-name="T135"/></text:span></text:p>
            <text:p text:style-name="P49"><text:span text:style-name="Source_20_Text"><text:span text:style-name="T111">toInteger(valu</text:span></text:span><text:span text:style-name="Source_20_Text"><text:span text:style-name="T112">e</text:span></text:span><text:span text:style-name="Source_20_Text"><text:span text:style-name="T111">);</text:span></text:span></text:p>
            <text:p text:style-name="P50"><text:span text:style-name="Source_20_Text"><text:span text:style-name="T144">toIntegerOrInfinity(value);</text:span></text:span></text:p>
            <text:p text:style-name="P46"><text:span text:style-name="T145">t</text:span><text:span text:style-name="T146">oInt8(value);</text:span></text:p>
            <text:p text:style-name="P48">toInt16(value);</text:p>
            <text:p text:style-name="P48">toInt32(value);</text:p>
            <text:p text:style-name="P48">toUInt8(value);</text:p>
            <text:p text:style-name="P48">toUInt<text:span text:style-name="T147">1</text:span>6(value);</text:p>
            <text:p text:style-name="P48">toUInt32(value;</text:p>
            <text:p text:style-name="P48">toBigInt64(value);</text:p>
            <text:p text:style-name="P48">toBigUInt64(value);</text:p>
            <text:p text:style-name="P48"><text:span text:style-name="T147">toFloat</text:span><text:span text:style-name="T142">16</text:span><text:span text:style-name="T147">(value);</text:span></text:p>
            <text:p text:style-name="P47"><text:span text:style-name="Source_20_Text"><text:span text:style-name="T117">toFloat32(value);</text:span></text:span></text:p>
            <text:p text:style-name="P47"><text:span text:style-name="Source_20_Text"><text:span text:style-name="T148"/></text:span></text:p>
          </table:table-cell>
        </table:table-row>
        <table:table-row table:style-name="Table5.3">
          <table:table-cell table:style-name="Table5.A3" table:number-columns-spanned="3" office:value-type="string">
            <text:p text:style-name="P51"><text:span text:style-name="Source_20_Text"><text:span text:style-name="T149">Cookie </text:span></text:span><text:span text:style-name="Source_20_Text"><text:span text:style-name="T150">API</text:span></text:span></text:p>
          </table:table-cell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41"><text:span text:style-name="Source_20_Text"><text:span text:style-name="T11">getCookie([name]);</text:span></text:span></text:p>
            <text:p text:style-name="P41"><text:span text:style-name="Source_20_Text"><text:span text:style-name="T12">h</text:span></text:span><text:span text:style-name="Source_20_Text"><text:span text:style-name="T11">asCookie(name);</text:span></text:span></text:p>
            <text:p text:style-name="P41"><text:span text:style-name="Source_20_Text"><text:span text:style-name="T11">setCookie(name,value[,hours</text:span></text:span><text:span text:style-name="Source_20_Text"><text:span text:style-name="T136">=8760</text:span></text:span><text:span text:style-name="Source_20_Text"><text:span text:style-name="T11">[,path</text:span></text:span><text:span text:style-name="Source_20_Text"><text:span text:style-name="T136">="/"</text:span></text:span><text:span text:style-name="Source_20_Text"><text:span text:style-name="T11">[,domain[,secure[,SameSite</text:span></text:span><text:span text:style-name="Source_20_Text"><text:span text:style-name="T136">=</text:span></text:span><text:span text:style-name="Source_20_Text"><text:span text:style-name="T151">"Lax"</text:span></text:span><text:span text:style-name="Source_20_Text"><text:span text:style-name="T11">[,HttpOnly]]]]]]);</text:span></text:span></text:p>
            <text:p text:style-name="P41"><text:span text:style-name="Source_20_Text"><text:span text:style-name="T11">setCookie</text:span></text:span><text:span text:style-name="Source_20_Text"><text:span text:style-name="T136">(Options obje</text:span></text:span><text:span text:style-name="Source_20_Text"><text:span text:style-name="T152">ct: </text:span></text:span><text:span text:style-name="Source_20_Text"><text:span text:style-name="T153">properties are the same as the parameters</text:span></text:span><text:span text:style-name="Source_20_Text"><text:span text:style-name="T136">);</text:span></text:span></text:p>
            <text:p text:style-name="P41"><text:span text:style-name="Source_20_Text"><text:span text:style-name="T11">removeCookie(name[,path</text:span></text:span><text:span text:style-name="Source_20_Text"><text:span text:style-name="T136">="/"</text:span></text:span><text:span text:style-name="Source_20_Text"><text:span text:style-name="T11">[,domain[,secure[,SameSite</text:span></text:span><text:span text:style-name="Source_20_Text"><text:span text:style-name="T136">=</text:span></text:span><text:span text:style-name="Source_20_Text"><text:span text:style-name="T151">"Lax"</text:span></text:span><text:span text:style-name="Source_20_Text"><text:span text:style-name="T11">[,HttpOnly]]]]]);</text:span></text:span></text:p>
            <text:p text:style-name="P41"><text:span text:style-name="Source_20_Text"><text:span text:style-name="T11">removeCookie</text:span></text:span><text:span text:style-name="Source_20_Text"><text:span text:style-name="T136">(Options obje</text:span></text:span><text:span text:style-name="Source_20_Text"><text:span text:style-name="T152">ct: </text:span></text:span><text:span text:style-name="Source_20_Text"><text:span text:style-name="T153">properties are the same as the parameters</text:span></text:span><text:span text:style-name="Source_20_Text"><text:span text:style-name="T136">);</text:span></text:span></text:p>
            <text:p text:style-name="P41"><text:span text:style-name="Source_20_Text"><text:span text:style-name="T115">clearCookies([path</text:span></text:span><text:span text:style-name="Source_20_Text"><text:span text:style-name="T136">="/"</text:span></text:span><text:span text:style-name="Source_20_Text"><text:span text:style-name="T115">[,domain[,</text:span></text:span><text:span text:style-name="Source_20_Text"><text:span text:style-name="T154">sec</text:span></text:span><text:span text:style-name="Source_20_Text"><text:span text:style-name="T115">[,SameSite</text:span></text:span><text:span text:style-name="Source_20_Text"><text:span text:style-name="T136">=</text:span></text:span><text:span text:style-name="Source_20_Text"><text:span text:style-name="T151">"Lax"</text:span></text:span><text:span text:style-name="Source_20_Text"><text:span text:style-name="T115">[,HttpOnly]]]]]);</text:span></text:span></text:p>
            <text:p text:style-name="P41"><text:span text:style-name="Source_20_Text"><text:span text:style-name="T115">clearCookies</text:span></text:span><text:span text:style-name="Source_20_Text"><text:span text:style-name="T136">(Options obje</text:span></text:span><text:span text:style-name="Source_20_Text"><text:span text:style-name="T152">ct: </text:span></text:span><text:span text:style-name="Source_20_Text"><text:span text:style-name="T153">properties are the same as the parameters</text:span></text:span><text:span text:style-name="Source_20_Text"><text:span text:style-name="T136">);</text:span></text:span></text:p>
          </table:table-cell>
          <table:covered-table-cell/>
          <table:covered-table-cell/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3"><text:span text:style-name="Source_20_Text"><text:span text:style-name="T155">Collections </text:span></text:span><text:span text:style-name="Source_20_Text"><text:span text:style-name="T156">API</text:span></text:span></text:p>
          </table:table-cell>
          <table:covered-table-cell/>
          <table:table-cell table:style-name="Table4.C1" office:value-type="string">
            <text:p text:style-name="P54">Polyfills</text:p>
          </table:table-cell>
        </table:table-row>
        <table:table-row>
          <table:table-cell table:style-name="Table4.A2" office:value-type="string">
            <text:p text:style-name="P55"><text:span text:style-name="Source_20_Text"><text:span text:style-name="T157">castArray</text:span></text:span><text:span text:style-name="Source_20_Text"><text:span text:style-name="T158">(value);</text:span></text:span></text:p>
            <text:p text:style-name="P55"><text:span text:style-name="Source_20_Text"><text:span text:style-name="T158">compact</text:span></text:span><text:span text:style-name="Source_20_Text"><text:span text:style-name="T159">(iterator);</text:span></text:span></text:p>
            <text:p text:style-name="P55"><text:span text:style-name="Source_20_Text"><text:span text:style-name="T157">arrayDeepClone(array);</text:span></text:span></text:p>
            <text:p text:style-name="P55"><text:span text:style-name="Source_20_Text"><text:span text:style-name="T157">arrayMerge(target,so</text:span></text:span><text:span text:style-name="Source_20_Text"><text:span text:style-name="T160">ur</text:span></text:span><text:span text:style-name="Source_20_Text"><text:span text:style-name="T161">c</text:span></text:span><text:span text:style-name="Source_20_Text"><text:span text:style-name="T157">e</text:span></text:span><text:span text:style-name="Source_20_Text"><text:span text:style-name="T160">1</text:span></text:span><text:span text:style-name="Source_20_Text"><text:span text:style-name="T157">[,</text:span></text:span><text:span text:style-name="Source_20_Text"><text:span text:style-name="T161">s</text:span></text:span><text:span text:style-name="Source_20_Text"><text:span text:style-name="T160">ou</text:span></text:span><text:span text:style-name="Source_20_Text"><text:span text:style-name="T161">r</text:span></text:span><text:span text:style-name="Source_20_Text"><text:span text:style-name="T160">ce</text:span></text:span><text:span text:style-name="Source_20_Text"><text:span text:style-name="T157">N]);</text:span></text:span></text:p>
            <text:p text:style-name="P56"><text:span text:style-name="Source_20_Text"><text:span text:style-name="T162">arrayAdd</text:span></text:span><text:span text:style-name="Source_20_Text"><text:span text:style-name="T157">(array,value);</text:span></text:span></text:p>
            <text:p text:style-name="P56"><text:span text:style-name="Source_20_Text"><text:span text:style-name="T157">arrayClear(array); </text:span></text:span></text:p>
            <text:p text:style-name="P56"><text:span text:style-name="Source_20_Text"><text:span text:style-name="T163">arrayRemove(array,value[,all </text:span></text:span><text:span text:style-name="Source_20_Text"><text:span text:style-name="T164">= false</text:span></text:span><text:span text:style-name="Source_20_Text"><text:span text:style-name="T163">]);</text:span></text:span></text:p>
            <text:p text:style-name="P57"><text:span text:style-name="Source_20_Text"><text:span text:style-name="T163">arrayRemove</text:span></text:span><text:span text:style-name="Source_20_Text"><text:span text:style-name="T165">By</text:span></text:span><text:span text:style-name="Source_20_Text"><text:span text:style-name="T163">(array,c</text:span></text:span><text:span text:style-name="Source_20_Text"><text:span text:style-name="T165">allback</text:span></text:span><text:span text:style-name="Source_20_Text"><text:span text:style-name="T163">[,all</text:span></text:span><text:span text:style-name="Source_20_Text"><text:span text:style-name="T164">=false</text:span></text:span><text:span text:style-name="Source_20_Text"><text:span text:style-name="T163">]);</text:span></text:span></text:p>
            <text:p text:style-name="P58"><text:span text:style-name="Source_20_Text"><text:span text:style-name="T166"/></text:span></text:p>
            <text:p text:style-name="P58"><text:span text:style-name="Source_20_Text"><text:span text:style-name="T166">arrayRange([start=0[,end = </text:span></text:span><text:span text:style-name="Source_20_Text"><text:span text:style-name="T167">99</text:span></text:span><text:span text:style-name="Source_20_Text"><text:span text:style-name="T166">[,step = 1]]]);</text:span></text:span></text:p>
            <text:p text:style-name="P59"><text:span text:style-name="Source_20_Text"><text:span text:style-name="T168">iterRange([start=0[,step=1[,end=Infinity]]]);</text:span></text:span></text:p>
            <text:p text:style-name="P59"><text:span text:style-name="Source_20_Text"><text:span text:style-name="T168"/></text:span></text:p>
            <text:p text:style-name="P60"><text:span text:style-name="Source_20_Text"><text:span text:style-name="T87">arrayCycle(i</text:span></text:span><text:span text:style-name="Source_20_Text"><text:span text:style-name="T169">terator</text:span></text:span><text:span text:style-name="Source_20_Text"><text:span text:style-name="T87">[,n </text:span></text:span><text:span text:style-name="Source_20_Text"><text:span text:style-name="T170">= 100</text:span></text:span><text:span text:style-name="Source_20_Text"><text:span text:style-name="T87">]);</text:span></text:span></text:p>
            <text:p text:style-name="P59"><text:span text:style-name="Source_20_Text"><text:span text:style-name="T168">iterCycle(iter</text:span></text:span><text:span text:style-name="Source_20_Text"><text:span text:style-name="T171">ator</text:span></text:span><text:span text:style-name="Source_20_Text"><text:span text:style-name="T168">[,n </text:span></text:span><text:span text:style-name="Source_20_Text"><text:span text:style-name="T172">= Infinity</text:span></text:span><text:span text:style-name="Source_20_Text"><text:span text:style-name="T168">]);</text:span></text:span></text:p>
            <text:p text:style-name="P61"><text:span text:style-name="Source_20_Text"><text:span text:style-name="T87"/></text:span></text:p>
            <text:p text:style-name="P61"><text:span text:style-name="Source_20_Text"><text:span text:style-name="T87">arrayRepeat(value[,n </text:span></text:span><text:span text:style-name="Source_20_Text"><text:span text:style-name="T173">= 100</text:span></text:span><text:span text:style-name="Source_20_Text"><text:span text:style-name="T87">]);</text:span></text:span></text:p>
            <text:p text:style-name="P59"><text:span text:style-name="Source_20_Text"><text:span text:style-name="T87">iterRepeat(value[,n </text:span></text:span><text:span text:style-name="Source_20_Text"><text:span text:style-name="T172">= Infinity</text:span></text:span><text:span text:style-name="Source_20_Text"><text:span text:style-name="T87">]);</text:span></text:span></text:p>
            <text:p text:style-name="P62"><text:span text:style-name="Source_20_Text"><text:span text:style-name="T174"/></text:span></text:p>
            <text:p text:style-name="P62"><text:span text:style-name="Source_20_Text"><text:span text:style-name="T174">unique(iterator[,resolver]);</text:span></text:span></text:p>
            <text:p text:style-name="P62"><text:span text:style-name="Source_20_Text"><text:span text:style-name="T168">slice(i</text:span></text:span><text:span text:style-name="Source_20_Text"><text:span text:style-name="T169">terator</text:span></text:span><text:span text:style-name="Source_20_Text"><text:span text:style-name="T168">[,begin=0[,end = Infinity]]);</text:span></text:span></text:p>
            <text:p text:style-name="P60"><text:span text:style-name="Source_20_Text"><text:span text:style-name="T168">withOut(i</text:span></text:span><text:span text:style-name="Source_20_Text"><text:span text:style-name="T169">terator</text:span></text:span><text:span text:style-name="Source_20_Text"><text:span text:style-name="T168">,filter</text:span></text:span><text:span text:style-name="Source_20_Text"><text:span text:style-name="T169">Iterator</text:span></text:span><text:span text:style-name="Source_20_Text"><text:span text:style-name="T168">);</text:span></text:span></text:p>
            <text:p text:style-name="P63"><text:span text:style-name="Source_20_Text"><text:span text:style-name="T87">reduce(i</text:span></text:span><text:span text:style-name="Source_20_Text"><text:span text:style-name="T169">terator</text:span></text:span><text:span text:style-name="Source_20_Text"><text:span text:style-name="T87">,callback[,initialvalue]);</text:span></text:span></text:p>
            <text:p text:style-name="P63"><text:span text:style-name="Source_20_Text"><text:span text:style-name="T175">count</text:span></text:span><text:span text:style-name="Source_20_Text"><text:span text:style-name="T87">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/></text:span></text:p>
            <text:p text:style-name="P63"><text:span text:style-name="Source_20_Text"><text:span text:style-name="T87">take(i</text:span></text:span><text:span text:style-name="Source_20_Text"><text:span text:style-name="T169">terator</text:span></text:span><text:span text:style-name="Source_20_Text"><text:span text:style-name="T87">[,n </text:span></text:span><text:span text:style-name="Source_20_Text"><text:span text:style-name="T176">= 1</text:span></text:span><text:span text:style-name="Source_20_Text"><text:span text:style-name="T87">]);</text:span></text:span></text:p>
            <text:p text:style-name="P63"><text:span text:style-name="Source_20_Text"><text:span text:style-name="T87">takeWhile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>takeRight(i</text:span></text:span><text:span text:style-name="Source_20_Text"><text:span text:style-name="T169">terator</text:span></text:span><text:span text:style-name="Source_20_Text"><text:span text:style-name="T87">[,n </text:span></text:span><text:span text:style-name="Source_20_Text"><text:span text:style-name="T176">= 1</text:span></text:span><text:span text:style-name="Source_20_Text"><text:span text:style-name="T87">]);</text:span></text:span></text:p>
            <text:p text:style-name="P63"><text:span text:style-name="Source_20_Text"><text:span text:style-name="T87">takeRightWhile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>drop(i</text:span></text:span><text:span text:style-name="Source_20_Text"><text:span text:style-name="T169">terator</text:span></text:span><text:span text:style-name="Source_20_Text"><text:span text:style-name="T87">[,n </text:span></text:span><text:span text:style-name="Source_20_Text"><text:span text:style-name="T176">= 1</text:span></text:span><text:span text:style-name="Source_20_Text"><text:span text:style-name="T87">]);</text:span></text:span><text:span text:style-name="Source_20_Text"><text:span text:style-name="T177"> </text:span></text:span></text:p>
            <text:p text:style-name="P63"><text:span text:style-name="Source_20_Text"><text:span text:style-name="T87">dropWhile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>dropRight(i</text:span></text:span><text:span text:style-name="Source_20_Text"><text:span text:style-name="T169">terator</text:span></text:span><text:span text:style-name="Source_20_Text"><text:span text:style-name="T87">[,n </text:span></text:span><text:span text:style-name="Source_20_Text"><text:span text:style-name="T176">= 1</text:span></text:span><text:span text:style-name="Source_20_Text"><text:span text:style-name="T87">]);</text:span></text:span></text:p>
            <text:p text:style-name="P63"><text:span text:style-name="Source_20_Text"><text:span text:style-name="T87">dropRightWhile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/></text:span></text:p>
            <text:p text:style-name="P64"><text:span text:style-name="Source_20_Text"><text:span text:style-name="T87">isSuperset(superCollection,subCollection);</text:span></text:span></text:p>
            <text:p text:style-name="P63"><text:span text:style-name="Source_20_Text"><text:span text:style-name="T87">setDifference(</text:span></text:span><text:span text:style-name="Source_20_Text"><text:span text:style-name="T178">set1,set2</text:span></text:span><text:span text:style-name="Source_20_Text"><text:span text:style-name="T87">);</text:span></text:span></text:p>
            <text:p text:style-name="P64"><text:span text:style-name="Source_20_Text"><text:span text:style-name="T87">setIntersection(</text:span></text:span><text:span text:style-name="Source_20_Text"><text:span text:style-name="T178">set1,set2</text:span></text:span><text:span text:style-name="Source_20_Text"><text:span text:style-name="T87">);</text:span></text:span></text:p>
            <text:p text:style-name="P64"><text:span text:style-name="Source_20_Text"><text:span text:style-name="T87">setSymmetricDifference(</text:span></text:span><text:span text:style-name="Source_20_Text"><text:span text:style-name="T178">set1,set2</text:span></text:span><text:span text:style-name="Source_20_Text"><text:span text:style-name="T87">);</text:span></text:span></text:p>
            <text:p text:style-name="P64"><text:span text:style-name="Source_20_Text"><text:span text:style-name="T87">setUnion(iterator1[,iteratorN] );</text:span></text:span></text:p>
          </table:table-cell>
          <table:table-cell table:style-name="Table4.B2" office:value-type="string">
            <text:p text:style-name="P60"><text:span text:style-name="Source_20_Text"><text:span text:style-name="T179">forEach</text:span></text:span><text:span text:style-name="Source_20_Text"><text:span text:style-name="T168">(i</text:span></text:span><text:span text:style-name="Source_20_Text"><text:span text:style-name="T169">terator</text:span></text:span><text:span text:style-name="Source_20_Text"><text:span text:style-name="T168">,callback);</text:span></text:span></text:p>
            <text:p text:style-name="P65"><text:span text:style-name="Source_20_Text"><text:span text:style-name="T180">map(i</text:span></text:span><text:span text:style-name="Source_20_Text"><text:span text:style-name="T181">terator</text:span></text:span><text:span text:style-name="Source_20_Text"><text:span text:style-name="T180">,callback);</text:span></text:span></text:p>
            <text:p text:style-name="P63"><text:span text:style-name="Source_20_Text"><text:span text:style-name="T168">enumerate(i</text:span></text:span><text:span text:style-name="Source_20_Text"><text:span text:style-name="T169">terator</text:span></text:span><text:span text:style-name="Source_20_Text"><text:span text:style-name="T168">[,offset = 0]);</text:span></text:span></text:p>
            <text:p text:style-name="P63"><text:span text:style-name="Source_20_Text"><text:span text:style-name="T87">size(i</text:span></text:span><text:span text:style-name="Source_20_Text"><text:span text:style-name="T169">terator</text:span></text:span><text:span text:style-name="Source_20_Text"><text:span text:style-name="T87">);</text:span></text:span></text:p>
            <text:p text:style-name="P66"><text:span text:style-name="Source_20_Text"><text:span text:style-name="T182"/></text:span></text:p>
            <text:p text:style-name="P63"><text:span text:style-name="Source_20_Text"><text:span text:style-name="T87">every(i</text:span></text:span><text:span text:style-name="Source_20_Text"><text:span text:style-name="T169">terator</text:span></text:span><text:span text:style-name="Source_20_Text"><text:span text:style-name="T87">,c</text:span></text:span><text:span text:style-name="Source_20_Text"><text:span text:style-name="T183">allback</text:span></text:span><text:span text:style-name="Source_20_Text"><text:span text:style-name="T87">);</text:span></text:span></text:p>
            <text:p text:style-name="P63"><text:span text:style-name="Source_20_Text"><text:span text:style-name="T87">some(i</text:span></text:span><text:span text:style-name="Source_20_Text"><text:span text:style-name="T169">terator</text:span></text:span><text:span text:style-name="Source_20_Text"><text:span text:style-name="T87">,c</text:span></text:span><text:span text:style-name="Source_20_Text"><text:span text:style-name="T183">allback</text:span></text:span><text:span text:style-name="Source_20_Text"><text:span text:style-name="T87">);</text:span></text:span><text:span text:style-name="Source_20_Text"><text:span text:style-name="T184"> </text:span></text:span></text:p>
            <text:p text:style-name="P63"><text:span text:style-name="Source_20_Text"><text:span text:style-name="T168">none(i</text:span></text:span><text:span text:style-name="Source_20_Text"><text:span text:style-name="T169">terator</text:span></text:span><text:span text:style-name="Source_20_Text"><text:span text:style-name="T168">,c</text:span></text:span><text:span text:style-name="Source_20_Text"><text:span text:style-name="T183">allback</text:span></text:span><text:span text:style-name="Source_20_Text"><text:span text:style-name="T168">);</text:span></text:span></text:p>
            <text:p text:style-name="P63"><text:span text:style-name="Source_20_Text"><text:span text:style-name="T168"/></text:span></text:p>
            <text:p text:style-name="P63"><text:span text:style-name="Source_20_Text"><text:span text:style-name="T87">includes(</text:span></text:span><text:span text:style-name="Source_20_Text"><text:span text:style-name="T185">collection</text:span></text:span><text:span text:style-name="Source_20_Text"><text:span text:style-name="T87">,</text:span></text:span><text:span text:style-name="Source_20_Text"><text:span text:style-name="T186">val</text:span></text:span><text:span text:style-name="Source_20_Text"><text:span text:style-name="T185">[,comparator]</text:span></text:span><text:span text:style-name="Source_20_Text"><text:span text:style-name="T87">);</text:span></text:span></text:p>
            <text:p text:style-name="P63"><text:span text:style-name="Source_20_Text"><text:span text:style-name="T87">find(i</text:span></text:span><text:span text:style-name="Source_20_Text"><text:span text:style-name="T169">terator</text:span></text:span><text:span text:style-name="Source_20_Text"><text:span text:style-name="T87">,c</text:span></text:span><text:span text:style-name="Source_20_Text"><text:span text:style-name="T183">allback</text:span></text:span><text:span text:style-name="Source_20_Text"><text:span text:style-name="T87">);</text:span></text:span></text:p>
            <text:p text:style-name="P63"><text:span text:style-name="Source_20_Text"><text:span text:style-name="T87">findLast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>filter(i</text:span></text:span><text:span text:style-name="Source_20_Text"><text:span text:style-name="T169">terator</text:span></text:span><text:span text:style-name="Source_20_Text"><text:span text:style-name="T87">,c</text:span></text:span><text:span text:style-name="Source_20_Text"><text:span text:style-name="T183">allback</text:span></text:span><text:span text:style-name="Source_20_Text"><text:span text:style-name="T87">);</text:span></text:span></text:p>
            <text:p text:style-name="P63"><text:span text:style-name="Source_20_Text"><text:span text:style-name="T187">reject(i</text:span></text:span><text:span text:style-name="Source_20_Text"><text:span text:style-name="T169">terator</text:span></text:span><text:span text:style-name="Source_20_Text"><text:span text:style-name="T187">,c</text:span></text:span><text:span text:style-name="Source_20_Text"><text:span text:style-name="T183">allback</text:span></text:span><text:span text:style-name="Source_20_Text"><text:span text:style-name="T187">);</text:span></text:span></text:p>
            <text:p text:style-name="P60"><text:span text:style-name="Source_20_Text"><text:span text:style-name="T188">p</text:span></text:span><text:span text:style-name="Source_20_Text"><text:span text:style-name="T189">artition(i</text:span></text:span><text:span text:style-name="Source_20_Text"><text:span text:style-name="T190">terator</text:span></text:span><text:span text:style-name="Source_20_Text"><text:span text:style-name="T189">,c</text:span></text:span><text:span text:style-name="Source_20_Text"><text:span text:style-name="T191">a</text:span></text:span><text:span text:style-name="Source_20_Text"><text:span text:style-name="T192">llb</text:span></text:span><text:span text:style-name="Source_20_Text"><text:span text:style-name="T191">a</text:span></text:span><text:span text:style-name="Source_20_Text"><text:span text:style-name="T192">ck</text:span></text:span><text:span text:style-name="Source_20_Text"><text:span text:style-name="T189">);</text:span></text:span></text:p>
            <text:p text:style-name="P67"><text:span text:style-name="Source_20_Text"><text:span text:style-name="T193"/></text:span></text:p>
            <text:p text:style-name="P60"><text:span text:style-name="Source_20_Text"><text:span text:style-name="T87">zip(i</text:span></text:span><text:span text:style-name="Source_20_Text"><text:span text:style-name="T169">terator1</text:span></text:span><text:span text:style-name="Source_20_Text"><text:span text:style-name="T87">[,</text:span></text:span><text:span text:style-name="Source_20_Text"><text:span text:style-name="T169">iteratorN</text:span></text:span><text:span text:style-name="Source_20_Text"><text:span text:style-name="T87">]);</text:span></text:span></text:p>
            <text:p text:style-name="P68"><text:span text:style-name="Source_20_Text"><text:span text:style-name="T194">unzip(i</text:span></text:span><text:span text:style-name="Source_20_Text"><text:span text:style-name="T190">terator</text:span></text:span><text:span text:style-name="Source_20_Text"><text:span text:style-name="T194">);</text:span></text:span></text:p>
            <text:p text:style-name="P68"><text:span text:style-name="Source_20_Text"><text:span text:style-name="T194">zipObj(i</text:span></text:span><text:span text:style-name="Source_20_Text"><text:span text:style-name="T190">terator1</text:span></text:span><text:span text:style-name="Source_20_Text"><text:span text:style-name="T194">,i</text:span></text:span><text:span text:style-name="Source_20_Text"><text:span text:style-name="T190">terator1</text:span></text:span><text:span text:style-name="Source_20_Text"><text:span text:style-name="T194">);</text:span></text:span></text:p>
            <text:p text:style-name="P63"><text:span text:style-name="Source_20_Text"><text:span text:style-name="T193">shuffle(i</text:span></text:span><text:span text:style-name="Source_20_Text"><text:span text:style-name="T169">terator</text:span></text:span><text:span text:style-name="Source_20_Text"><text:span text:style-name="T193">);</text:span></text:span></text:p>
            <text:p text:style-name="P63"><text:span text:style-name="Source_20_Text"><text:span text:style-name="T193"/></text:span></text:p>
            <text:p text:style-name="P69"><text:span text:style-name="Source_20_Text"><text:span text:style-name="T87">min(v</text:span></text:span><text:span text:style-name="Source_20_Text"><text:span text:style-name="T195">alue1[,valueN]</text:span></text:span><text:span text:style-name="Source_20_Text"><text:span text:style-name="T87">);</text:span></text:span></text:p>
            <text:p text:style-name="P70"><text:span text:style-name="Source_20_Text"><text:span text:style-name="T196">max(v</text:span></text:span><text:span text:style-name="Source_20_Text"><text:span text:style-name="T197">alue1[,valueN]</text:span></text:span><text:span text:style-name="Source_20_Text"><text:span text:style-name="T196">);</text:span></text:span></text:p>
            <text:p text:style-name="P63"><text:span text:style-name="Source_20_Text"><text:span text:style-name="T198">sort(i</text:span></text:span><text:span text:style-name="Source_20_Text"><text:span text:style-name="T169">terator</text:span></text:span><text:span text:style-name="Source_20_Text"><text:span text:style-name="T199">[</text:span></text:span><text:span text:style-name="Source_20_Text"><text:span text:style-name="T198">,number</text:span></text:span><text:span text:style-name="Source_20_Text"><text:span text:style-name="T200">s = false</text:span></text:span><text:span text:style-name="Source_20_Text"><text:span text:style-name="T199">]</text:span></text:span><text:span text:style-name="Source_20_Text"><text:span text:style-name="T198">);</text:span></text:span></text:p>
            <text:p text:style-name="P63"><text:span text:style-name="Source_20_Text"><text:span text:style-name="T193">reverse(i</text:span></text:span><text:span text:style-name="Source_20_Text"><text:span text:style-name="T169">terator</text:span></text:span><text:span text:style-name="Source_20_Text"><text:span text:style-name="T193">);</text:span></text:span></text:p>
            <text:p text:style-name="P69"><text:span text:style-name="Source_20_Text"><text:span text:style-name="T87"/></text:span></text:p>
            <text:p text:style-name="P60"><text:span text:style-name="Source_20_Text"><text:span text:style-name="T87">item(i</text:span></text:span><text:span text:style-name="Source_20_Text"><text:span text:style-name="T169">terator</text:span></text:span><text:span text:style-name="Source_20_Text"><text:span text:style-name="T87">,index);</text:span></text:span></text:p>
            <text:p text:style-name="P60"><text:span text:style-name="Source_20_Text"><text:span text:style-name="T201">nth(i</text:span></text:span><text:span text:style-name="Source_20_Text"><text:span text:style-name="T169">terator</text:span></text:span><text:span text:style-name="Source_20_Text"><text:span text:style-name="T201">,index);</text:span></text:span></text:p>
            <text:p text:style-name="P63"><text:span text:style-name="Source_20_Text"><text:span text:style-name="T87">first(i</text:span></text:span><text:span text:style-name="Source_20_Text"><text:span text:style-name="T169">terator</text:span></text:span><text:span text:style-name="Source_20_Text"><text:span text:style-name="T87">);</text:span></text:span></text:p>
            <text:p text:style-name="P63"><text:span text:style-name="Source_20_Text"><text:span text:style-name="T202">head(i</text:span></text:span><text:span text:style-name="Source_20_Text"><text:span text:style-name="T190">terator</text:span></text:span><text:span text:style-name="Source_20_Text"><text:span text:style-name="T202">);</text:span></text:span></text:p>
            <text:p text:style-name="P71"><text:span text:style-name="Source_20_Text"><text:span text:style-name="T157">last(i</text:span></text:span><text:span text:style-name="Source_20_Text"><text:span text:style-name="T181">terator</text:span></text:span><text:span text:style-name="Source_20_Text"><text:span text:style-name="T157">);</text:span></text:span></text:p>
            <text:p text:style-name="P72">initial(i<text:span text:style-name="Source_20_Text"><text:span text:style-name="T203">terator</text:span></text:span>);</text:p>
            <text:p text:style-name="P63"><text:span text:style-name="Source_20_Text"><text:span text:style-name="T87">tail(i</text:span></text:span><text:span text:style-name="Source_20_Text"><text:span text:style-name="T169">terator</text:span></text:span><text:span text:style-name="Source_20_Text"><text:span text:style-name="T87">);</text:span></text:span></text:p>
            <text:p text:style-name="P63"><text:span text:style-name="Source_20_Text"><text:span text:style-name="T87"/></text:span></text:p>
            <text:p text:style-name="P63"><text:span text:style-name="Source_20_Text"><text:span text:style-name="T204">flat(i</text:span></text:span><text:span text:style-name="Source_20_Text"><text:span text:style-name="T169">terator</text:span></text:span><text:span text:style-name="Source_20_Text"><text:span text:style-name="T204">);</text:span></text:span></text:p>
            <text:p text:style-name="P63"><text:span text:style-name="Source_20_Text"><text:span text:style-name="T87">concat(i</text:span></text:span><text:span text:style-name="Source_20_Text"><text:span text:style-name="T169">terator1</text:span></text:span><text:span text:style-name="Source_20_Text"><text:span text:style-name="T87">[,</text:span></text:span><text:span text:style-name="Source_20_Text"><text:span text:style-name="T169">iteratorN</text:span></text:span><text:span text:style-name="Source_20_Text"><text:span text:style-name="T87">]);</text:span></text:span></text:p>
            <text:p text:style-name="P63"><text:span text:style-name="Source_20_Text"><text:span text:style-name="T168">join(i</text:span></text:span><text:span text:style-name="Source_20_Text"><text:span text:style-name="T169">terator</text:span></text:span><text:span text:style-name="Source_20_Text"><text:span text:style-name="T168">[,separator </text:span></text:span><text:span text:style-name="Source_20_Text"><text:span text:style-name="T205">= ","</text:span></text:span><text:span text:style-name="Source_20_Text"><text:span text:style-name="T168">]);</text:span></text:span></text:p>
          </table:table-cell>
          <table:table-cell table:style-name="Table4.C2" office:value-type="string">
            <text:p text:style-name="P73"><text:span text:style-name="Source_20_Text"><text:span text:style-name="T87"/></text:span></text:p>
            <text:p text:style-name="P74"><text:a xlink:type="simple" xlink:href="https://developer.mozilla.org/en-US/docs/Web/API/Crypto/randomUUID" text:style-name="Internet_20_link" text:visited-style-name="Visited_20_Internet_20_Link"><text:span text:style-name="Source_20_Text"><text:span text:style-name="T157">crypto.randomUUID();</text:span></text:span></text:a></text:p>
            <text:p text:style-name="P74"><text:span text:style-name="Source_20_Text"><text:span text:style-name="T87"/></text:span></text:p>
            <text:p text:style-name="P7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6">Error.isError();</text:span></text:span></text:a></text:p>
            <text:p text:style-name="P74"><text:span text:style-name="Source_20_Text"><text:span text:style-name="T87"/></text:span></text:p>
            <text:p text:style-name="P74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7">globalThis;</text:span></text:span></text:a></text:p>
            <text:p text:style-name="P74"><text:span text:style-name="Source_20_Text"><text:span text:style-name="T87"/></text:span></text:p>
            <text:p text:style-name="P76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7">Math.sumPrecise();</text:span></text:span></text:a></text:p>
            <text:p text:style-name="P76"><text:span text:style-name="Source_20_Text"><text:span text:style-name="T87"/></text:span></text:p>
            <text:p text:style-name="P77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7">globalThis.AsyncFunction();</text:span></text:span></text:a></text:p>
            <text:p text:style-name="P77"><text:span text:style-name="Source_20_Text"><text:span text:style-name="T207"/></text:span></text:p>
            <text:p text:style-name="P77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8">global</text:span></text:span><text:span text:style-name="Source_20_Text"><text:span text:style-name="T209">this</text:span></text:span><text:span text:style-name="Source_20_Text"><text:span text:style-name="T207">.AsyncGeneratorFunction();</text:span></text:span></text:a></text:p>
            <text:p text:style-name="P78"/>
            <text:p text:style-name="P79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7">globalThis.GeneratorFunction();</text:span></text:span></text:a></text:p>
            <text:p text:style-name="P80"/>
          </table:table-cell>
        </table:table-row>
      </table:table>
      <text:p text:style-name="P8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82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83"><text:span text:style-name="T210">Celestra for </text:span><text:span text:style-name="T211">browser</text:span><text:span text:style-name="T210">: </text:span><text:span text:style-name="T212">celestra.</text:span><text:span text:style-name="T213">browser</text:span><text:span text:style-name="T214">.</text:span><text:span text:style-name="T212">js</text:span></text:p>
          </table:table-cell>
          <table:table-cell table:style-name="Table8.B2" table:number-columns-spanned="2" office:value-type="string">
            <text:p text:style-name="P84"><text:span text:style-name="T210">Celestra for Node.js </text:span><text:span text:style-name="T215">and Deno</text:span><text:span text:style-name="T210">: </text:span><text:span text:style-name="T216">celestra.</text:span><text:span text:style-name="T214">node.</text:span><text:span text:style-name="T217">m</text:span><text:span text:style-name="T216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5"/>
            <text:p text:style-name="P86">&lt;script type="module"&gt;</text:p>
            <text:p text:style-name="P87">// import the defaultExport object</text:p>
            <text:p text:style-name="P88">import defaultExport from "./celestra.browser.js";</text:p>
            <text:p text:style-name="P88">globalThis.celestra = defaultExport;</text:p>
            <text:p text:style-name="P88">globalThis.CEL = defaultExport;</text:p>
            <text:p text:style-name="P86">&lt;/script&gt;</text:p>
            <text:p text:style-name="P88"/>
            <text:p text:style-name="P86">&lt;script type="module"&gt;</text:p>
            <text:p text:style-name="P87">// import with default with name</text:p>
            <text:p text:style-name="P88">import { default as celestra } from "./celestra.browser.js";</text:p>
            <text:p text:style-name="P88">globalThis.celestra = celestra;</text:p>
            <text:p text:style-name="P88">globalThis.CEL = celestra;</text:p>
            <text:p text:style-name="P86">&lt;/script&gt;</text:p>
            <text:p text:style-name="P88"/>
            <text:p text:style-name="P86">&lt;script type="module"&gt;</text:p>
            <text:p text:style-name="P87">// import all into a new celestra object</text:p>
            <text:p text:style-name="P88">import * as celestra from "./celestra.browser.js";</text:p>
            <text:p text:style-name="P88">globalThis.celestra = celestra;</text:p>
            <text:p text:style-name="P88">globalThis.CEL = celestra;</text:p>
            <text:p text:style-name="P86">&lt;/script&gt;</text:p>
            <text:p text:style-name="P88"/>
            <text:p text:style-name="P86">&lt;script type="module"&gt;</text:p>
            <text:p text:style-name="P87">// import some functions</text:p>
            <text:p text:style-name="P88">import { first, <text:span text:style-name="T218">map</text:span> } from "./celestra.browser.js";</text:p>
            <text:p text:style-name="P88">globalThis.first = first;</text:p>
            <text:p text:style-name="P88">globalThis.<text:span text:style-name="T218">map</text:span> = <text:span text:style-name="T218">map</text:span>;</text:p>
            <text:p text:style-name="P86">&lt;/script&gt;</text:p>
            <text:p text:style-name="P86"/>
            <text:p text:style-name="P86">&lt;script type="module"&gt;</text:p>
            <text:p text:style-name="P88">// dynamic import</text:p>
            <text:p text:style-name="P88">const celestra = await import("./celestra.browser.js");</text:p>
            <text:p text:style-name="P88">globalThis.celestra = celestra;</text:p>
            <text:p text:style-name="P88">globalThis.CEL = celestra;</text:p>
            <text:p text:style-name="P86">&lt;/script&gt;</text:p>
            <text:p text:style-name="P86"/>
          </table:table-cell>
          <table:table-cell table:style-name="Table8.B3" table:number-columns-spanned="2" office:value-type="string">
            <text:p text:style-name="P89"/>
            <text:p text:style-name="P89">// import the defaultExport object</text:p>
            <text:p text:style-name="P90"/>
            <text:p text:style-name="P91">import defaultExport from "./celestra.<text:span text:style-name="T219">node</text:span>.<text:span text:style-name="T219">m</text:span>js";</text:p>
            <text:p text:style-name="P91">globalThis.celestra = defaultExport;</text:p>
            <text:p text:style-name="P91">globalThis.CEL = defaultExport;</text:p>
            <text:p text:style-name="P91"/>
            <text:p text:style-name="P92">// import with default with name</text:p>
            <text:p text:style-name="P91"/>
            <text:p text:style-name="P91">import { default as celestra } from "./celestra.<text:span text:style-name="T219">node</text:span>.<text:span text:style-name="T219">m</text:span>js";</text:p>
            <text:p text:style-name="P91">globalThis.celestra = celestra;</text:p>
            <text:p text:style-name="P91">globalThis.CEL = celestra;</text:p>
            <text:p text:style-name="P91"/>
            <text:p text:style-name="P92">// import all into a new celestra object</text:p>
            <text:p text:style-name="P91"/>
            <text:p text:style-name="P91">import * as celestra from "./celestra.<text:span text:style-name="T219">node</text:span>.<text:span text:style-name="T219">m</text:span>js";</text:p>
            <text:p text:style-name="P91">globalThis.celestra = celestra;</text:p>
            <text:p text:style-name="P91">globalThis.CEL = celestra;</text:p>
            <text:p text:style-name="P91"/>
            <text:p text:style-name="P92">// import some functions</text:p>
            <text:p text:style-name="P91"/>
            <text:p text:style-name="P91">import { first, <text:span text:style-name="T218">map</text:span> } from "./celestra.<text:span text:style-name="T219">node</text:span>.<text:span text:style-name="T219">m</text:span>js";</text:p>
            <text:p text:style-name="P91">globalThis.first = first;</text:p>
            <text:p text:style-name="P93"><text:span text:style-name="Source_20_Text"><text:span text:style-name="T220">globalThis.</text:span></text:span><text:span text:style-name="Source_20_Text"><text:span text:style-name="T221">map</text:span></text:span><text:span text:style-name="Source_20_Text"><text:span text:style-name="T220"> = </text:span></text:span><text:span text:style-name="Source_20_Text"><text:span text:style-name="T221">map</text:span></text:span><text:span text:style-name="Source_20_Text"><text:span text:style-name="T220">;<text:line-break/><text:line-break/></text:span></text:span><text:span text:style-name="Source_20_Text"><text:span text:style-name="T222">// </text:span></text:span><text:span text:style-name="Source_20_Text"><text:span text:style-name="T223">dynamic import</text:span></text:span><text:span text:style-name="Source_20_Text"><text:span text:style-name="T220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4">Removed <text:span text:style-name="T224">APIs</text:span> in the <text:span text:style-name="T216">celestra.node.</text:span><text:span text:style-name="T214">m</text:span><text:span text:style-name="T216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5">DOM API</text:p>
          </table:table-cell>
          <table:table-cell table:style-name="Table8.C5" office:value-type="string">
            <text:p text:style-name="P96"><text:span text:style-name="Source_20_Text"><text:span text:style-name="T220">Cookie API</text:span></text:span></text:p>
          </table:table-cell>
        </table:table-row>
      </table:table>
      <text:p text:style-name="P9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98"><text:span text:style-name="T225">v</text:span>3.1.0</text:p>
          </table:table-cell>
          <table:table-cell table:style-name="Table3.A2" office:value-type="string">
            <text:p text:style-name="P98">v3.8.0</text:p>
          </table:table-cell>
          <table:table-cell table:style-name="Table3.C2" office:value-type="string">
            <text:p text:style-name="P99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100">Array.from();</text:p>
            <text:p text:style-name="P100">Array.of();</text:p>
            <text:p text:style-name="P100">Array.prototype.copyWithin();</text:p>
            <text:p text:style-name="P100">Array.prototype.fill();</text:p>
            <text:p text:style-name="P100">Array.prototype.find();</text:p>
            <text:p text:style-name="P100">Array.prototype.findIndex();</text:p>
            <text:p text:style-name="P100">Object.create();</text:p>
            <text:p text:style-name="P100">String.fromCodePoint();</text:p>
            <text:p text:style-name="P100">String.prototype.codePointAt();</text:p>
            <text:p text:style-name="P100">String.prototype.endsWith();</text:p>
            <text:p text:style-name="P100">String.prototype.startsWith();</text:p>
            <text:p text:style-name="P100">Math.acosh();</text:p>
            <text:p text:style-name="P100">Math.asinh();</text:p>
            <text:p text:style-name="P100">Math.atanh();</text:p>
            <text:p text:style-name="P100">Math.cbrt();</text:p>
            <text:p text:style-name="P100">Math.clz32();</text:p>
            <text:p text:style-name="P100">Math.cosh();</text:p>
            <text:p text:style-name="P100">Math.expm1();</text:p>
            <text:p text:style-name="P100">Math.fround();</text:p>
            <text:p text:style-name="P100">Math.hypot();</text:p>
            <text:p text:style-name="P100">Math.imul();</text:p>
            <text:p text:style-name="P100">Math.log1p();</text:p>
            <text:p text:style-name="P100">Math.log10();</text:p>
            <text:p text:style-name="P100">Math.log2();</text:p>
            <text:p text:style-name="P100">Math.sign();</text:p>
            <text:p text:style-name="P100">Math.sinh();</text:p>
            <text:p text:style-name="P100">Math.tanh();</text:p>
            <text:p text:style-name="P100">Math.trunc();</text:p>
            <text:p text:style-name="P100">Number.EPSILON;</text:p>
            <text:p text:style-name="P100">Number.isNaN();</text:p>
            <text:p text:style-name="P100">isNaN();</text:p>
            <text:p text:style-name="P100">Number.isInteger();</text:p>
            <text:p text:style-name="P100">Number.isFinite();</text:p>
            <text:p text:style-name="P100">Number.isSafeInteger();</text:p>
            <text:p text:style-name="P100">Number.parseInt();</text:p>
            <text:p text:style-name="P100">Number.parseFloat();</text:p>
          </table:table-cell>
          <table:table-cell table:style-name="Table3.B3" table:number-rows-spanned="5" office:value-type="string">
            <text:p text:style-name="P101"><text:span text:style-name="Source_20_Text"><text:span text:style-name="T226"/></text:span></text:p>
            <text:p text:style-name="P101"><text:span text:style-name="Source_20_Text"><text:span text:style-name="T226">Array.prototype.values();</text:span></text:span></text:p>
            <text:p text:style-name="P101"><text:span text:style-name="Source_20_Text"><text:span text:style-name="T226">Array.prototype.includes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ChildNode.after();</text:span></text:span><text:span text:style-name="T227"><text:line-break/></text:span><text:span text:style-name="Source_20_Text"><text:span text:style-name="T226">ChildNode.before();</text:span></text:span><text:span text:style-name="T227"><text:line-break/></text:span><text:span text:style-name="Source_20_Text"><text:span text:style-name="T226">ChildNode.remove();</text:span></text:span><text:span text:style-name="T227"><text:line-break/></text:span><text:span text:style-name="Source_20_Text"><text:span text:style-name="T226">ChildNode.replaceWith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Element.prototype.closest();<text:line-break/>Element.prototype.getAttributeNames();</text:span></text:span></text:p>
            <text:p text:style-name="P101"><text:span text:style-name="Source_20_Text"><text:span text:style-name="T226">Element.prototype.matches();</text:span></text:span></text:p>
            <text:p text:style-name="P101"><text:span text:style-name="Source_20_Text"><text:span text:style-name="T226">Element.prototype.toggleAttribute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ParentNode.append();</text:span></text:span></text:p>
            <text:p text:style-name="P102"><text:span text:style-name="Source_20_Text"><text:span text:style-name="T226">ParentNode.prepend();</text:span></text:span><text:span text:style-name="T227"><text:line-break/></text:span></text:p>
            <text:p text:style-name="P102"><text:span text:style-name="Source_20_Text"><text:span text:style-name="T226">String.prototype[Symbol.iterator]();</text:span></text:span></text:p>
            <text:p text:style-name="P101"><text:span text:style-name="Source_20_Text"><text:span text:style-name="T226">String.prototype.includes();</text:span></text:span></text:p>
            <text:p text:style-name="P101"><text:span text:style-name="Source_20_Text"><text:span text:style-name="T226">String.prototype.repeat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NodeList.prototype.forEach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Object.assign();</text:span></text:span></text:p>
            <text:p text:style-name="P101"><text:span text:style-name="Source_20_Text"><text:span text:style-name="T226">Object.entries();</text:span></text:span></text:p>
            <text:p text:style-name="P101"><text:span text:style-name="Source_20_Text"><text:span text:style-name="T226">Object.getOwnPropertyDescriptors();</text:span></text:span><text:span text:style-name="T227"><text:line-break/></text:span><text:span text:style-name="Source_20_Text"><text:span text:style-name="T226">Object.values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RegExp.prototype.flags;</text:span></text:span></text:p>
            <text:p text:style-name="P101"><text:span text:style-name="Source_20_Text"><text:span text:style-name="T226"/></text:span></text:p>
            <text:p text:style-name="P103"><text:span text:style-name="Source_20_Text"><text:span text:style-name="T228">window</text:span></text:span><text:span text:style-name="Source_20_Text"><text:span text:style-name="T226">.screenLeft;</text:span></text:span></text:p>
            <text:p text:style-name="P103"><text:span text:style-name="Source_20_Text"><text:span text:style-name="T228">window</text:span></text:span><text:span text:style-name="Source_20_Text"><text:span text:style-name="T226">.screenTop;</text:span></text:span></text:p>
          </table:table-cell>
          <table:table-cell table:style-name="Table3.C3" office:value-type="string">
            <text:p text:style-name="P104">Array.prototype.at();</text:p>
            <text:p text:style-name="P104">Array.prototype.findLast();</text:p>
            <text:p text:style-name="P104">Array.prototype.findLastIndex();</text:p>
            <text:p text:style-name="P104">Array.prototype.flat();</text:p>
            <text:p text:style-name="P104">Array.prototype.flatMap();</text:p>
            <text:p text:style-name="P104">Number.MIN_SAFE_INTEGER;</text:p>
            <text:p text:style-name="P104">Number.MAX_SAFE_INTEGER;</text:p>
            <text:p text:style-name="P104">Object.fromEntries();</text:p>
            <text:p text:style-name="P104">Object.is();</text:p>
            <text:p text:style-name="P104">String.prototype.at();</text:p>
            <text:p text:style-name="P104">String.prototype.matchAll();</text:p>
            <text:p text:style-name="P104">String.prototype.padStart();</text:p>
            <text:p text:style-name="P104">String.prototype.padEnd();</text:p>
            <text:p text:style-name="P104">String.prototype.replaceAll();</text:p>
            <text:p text:style-name="P104">String.prototype.trimStart();</text:p>
            <text:p text:style-name="P104">String.prototype.trimLeft();</text:p>
            <text:p text:style-name="P104">String.prototype.trimEnd();</text:p>
            <text:p text:style-name="P104">String.prototype.trimRight();</text:p>
            <text:p text:style-name="P104">Typedarray.prototype.at();</text:p>
            <text:p text:style-name="P104">TypedArray.prototype.findLast();</text:p>
            <text:p text:style-name="P104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9">v5.<text:span text:style-name="T229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4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105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35">Array.fromAsync();</text:p>
            <text:p text:style-name="P35">Array.prototype.toReversed();</text:p>
            <text:p text:style-name="P35">Array.prototype.toSorted();</text:p>
            <text:p text:style-name="P35">Array.prototype.toSpliced();</text:p>
            <text:p text:style-name="P35">Array.prototype.with();</text:p>
            <text:p text:style-name="P35">Map.groupBy(); <text:span text:style-name="T230">and</text:span><text:span text:style-name="T231"> </text:span>Object.groupBy();</text:p>
            <text:p text:style-name="P106">Object.hasOwn();</text:p>
            <text:p text:style-name="P35">TypedArray.prototype.toReversed();</text:p>
            <text:p text:style-name="P35">TypedArray.prototype.toSorted();</text:p>
            <text:p text:style-name="P35">TypedArray.prototype.with();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04T15:58:38.212434600</dc:date>
    <meta:print-date>2026-03-30T15:22:35.679900000</meta:print-date>
    <meta:editing-cycles>1174</meta:editing-cycles>
    <meta:editing-duration>P1DT10H30M9S</meta:editing-duration>
    <meta:printed-by>PDF files</meta:printed-by>
    <meta:document-statistic meta:table-count="5" meta:image-count="0" meta:object-count="0" meta:page-count="5" meta:paragraph-count="408" meta:word-count="667" meta:character-count="10375" meta:non-whitespace-character-count="10104"/>
    <meta:template xlink:type="simple" xlink:actuate="onRequest" xlink:title="" xlink:href="Normal.dotm"/>
  </office:meta>
</office:document-meta>
</file>